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673in"/>
    </style:style>
    <style:style style:name="co2" style:family="table-column">
      <style:table-column-properties fo:break-before="auto" style:column-width="1.9791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6374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478in" fo:break-before="auto" style:use-optimal-row-height="true"/>
    </style:style>
    <style:style style:name="ro5" style:family="table-row">
      <style:table-row-properties style:row-height="1.4193in" fo:break-before="auto" style:use-optimal-row-height="true"/>
    </style:style>
    <style:style style:name="ro6" style:family="table-row">
      <style:table-row-properties style:row-height="0.7898in" fo:break-before="auto" style:use-optimal-row-height="true"/>
    </style:style>
    <style:style style:name="ro7" style:family="table-row">
      <style:table-row-properties style:row-height="1.572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1.1016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1.87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9" style:family="table-cell" style:parent-style-name="Default">
      <style:table-cell-properties fo:background-color="transparent"/>
    </style:style>
    <style:style style:name="ce10" style:family="table-cell" style:parent-style-name="Default">
      <style:table-cell-properties fo:background-color="transparent" fo:wrap-option="wrap"/>
    </style:style>
    <style:style style:name="ce3" style:family="table-cell" style:parent-style-name="Default">
      <style:table-cell-properties fo:wrap-option="wrap"/>
      <style:text-properties fo:font-weight="bold" style:font-weight-asian="bold" style:font-weight-complex="bold"/>
    </style:style>
    <style:style style:name="ce4" style:family="table-cell" style:parent-style-name="Default">
      <style:table-cell-properties fo:background-color="#f6f9d4" fo:wrap-option="wrap"/>
    </style:style>
    <style:style style:name="ce6" style:family="table-cell" style:parent-style-name="Default">
      <style:table-cell-properties fo:background-color="#ffd7d7" fo:wrap-option="wrap"/>
    </style:style>
    <style:style style:name="ce14" style:family="table-cell" style:parent-style-name="Default">
      <style:table-cell-properties fo:background-color="#ffd8ce" fo:wrap-option="wrap"/>
    </style:style>
    <style:style style:name="ce5" style:family="table-cell" style:parent-style-name="Default">
      <style:table-cell-properties fo:wrap-option="wrap"/>
    </style:style>
    <style:style style:name="ce7" style:family="table-cell" style:parent-style-name="Default">
      <style:table-cell-properties fo:background-color="#ffff6d" fo:wrap-option="wrap"/>
    </style:style>
    <style:style style:name="ce17" style:family="table-cell" style:parent-style-name="Default">
      <style:table-cell-properties fo:background-color="#ffff38" fo:wrap-option="wrap"/>
    </style:style>
    <style:style style:name="ce18" style:family="table-cell" style:parent-style-name="Default" style:data-style-name="N0">
      <style:table-cell-properties fo:wrap-option="wrap" style:vertical-align="automatic"/>
    </style:style>
  </office:automatic-styles>
  <office:body>
    <office:spreadsheet>
      <table:calculation-settings table:automatic-find-labels="false" table:use-regular-expressions="false" table:use-wildcards="true"/>
      <table:table table:name="disagreement_overview" table:style-name="ta1">
        <office:forms form:automatic-focus="false" form:apply-design-mode="false"/>
        <table:table-column table:style-name="co1" table:default-cell-style-name="Default"/>
        <table:table-column table:style-name="co2" table:number-columns-repeated="6" table:default-cell-style-name="ce5"/>
        <table:table-column table:style-name="co3" table:number-columns-repeated="1017" table:default-cell-style-name="Default"/>
        <table:table-row table:style-name="ro1">
          <table:table-cell table:style-name="ce1" office:value-type="string" calcext:value-type="string">
            <text:p>swc</text:p>
          </table:table-cell>
          <table:table-cell table:style-name="ce3" office:value-type="string" calcext:value-type="string">
            <text:p>p1</text:p>
          </table:table-cell>
          <table:table-cell table:style-name="ce3" office:value-type="string" calcext:value-type="string">
            <text:p>p2</text:p>
          </table:table-cell>
          <table:table-cell table:style-name="ce3" office:value-type="string" calcext:value-type="string">
            <text:p>n1</text:p>
          </table:table-cell>
          <table:table-cell table:style-name="ce3" office:value-type="string" calcext:value-type="string">
            <text:p>n2</text:p>
          </table:table-cell>
          <table:table-cell table:style-name="ce3" office:value-type="string" calcext:value-type="string">
            <text:p>n3</text:p>
          </table:table-cell>
          <table:table-cell table:style-name="ce3" office:value-type="string" calcext:value-type="string">
            <text:p>analysis</text:p>
          </table:table-cell>
          <table:table-cell table:style-name="ce1" table:number-columns-repeated="1017"/>
        </table:table-row>
        <table:table-row table:style-name="ro2">
          <table:table-cell office:value-type="float" office:value="104" calcext:value-type="float">
            <text:p>104</text:p>
          </table:table-cell>
          <table:table-cell table:style-name="ce4" office:value-type="string" calcext:value-type="string">
            <text:p>CodeSmells/0x1e143b2588705dfea63a17f2032ca123df995ce0</text:p>
          </table:table-cell>
          <table:table-cell table:style-name="ce4" office:value-type="string" calcext:value-type="string">
            <text:p>ContractFuzzer/SafeConditionalHFTransfer-exception_disorder</text:p>
          </table:table-cell>
          <table:table-cell table:style-name="ce4" office:value-type="string" calcext:value-type="string">
            <text:p>Zeus/0549_Code_336_0x1e143b2588705dfea63a17f2032ca123df995ce</text:p>
          </table:table-cell>
          <table:table-cell table:number-columns-repeated="2"/>
          <table:table-cell office:value-type="string" calcext:value-type="string">
            <text:p>Unchecked send without write to state</text:p>
          </table:table-cell>
          <table:table-cell table:number-columns-repeated="1017"/>
        </table:table-row>
        <table:table-row table:style-name="ro2">
          <table:table-cell office:value-type="float" office:value="104" calcext:value-type="float">
            <text:p>104</text:p>
          </table:table-cell>
          <table:table-cell table:style-name="ce4" office:value-type="string" calcext:value-type="string">
            <text:p>CodeSmells/0x32bacc8b241fb172fee18bda32527126c6f3c5f7</text:p>
          </table:table-cell>
          <table:table-cell/>
          <table:table-cell table:style-name="ce4" office:value-type="string" calcext:value-type="string">
            <text:p>Zeus/1027_Code_17_0x32bacc8b241fb172fee18bda32527126c6f3c5f7</text:p>
          </table:table-cell>
          <table:table-cell table:number-columns-repeated="2"/>
          <table:table-cell office:value-type="string" calcext:value-type="string">
            <text:p>1 unchecked ll-call without state change afterwards, 1 unchecked ll-call with</text:p>
          </table:table-cell>
          <table:table-cell table:style-name="ce5" office:value-type="string" calcext:value-type="string">
            <text:p>Gavin Wood wallet</text:p>
          </table:table-cell>
          <table:table-cell table:number-columns-repeated="1016"/>
        </table:table-row>
        <table:table-row table:style-name="ro2">
          <table:table-cell office:value-type="float" office:value="104" calcext:value-type="float">
            <text:p>104</text:p>
          </table:table-cell>
          <table:table-cell table:style-name="ce4" office:value-type="string" calcext:value-type="string">
            <text:p>CodeSmells/0x6a92b2804eaef97f222d003c94f683333e330693</text:p>
          </table:table-cell>
          <table:table-cell/>
          <table:table-cell table:style-name="ce6" office:value-type="string" calcext:value-type="string">
            <text:p>NPChecker/0x6a92b2804eaef97f222d003c94f683333e330693</text:p>
          </table:table-cell>
          <table:table-cell table:style-name="ce4" office:value-type="string" calcext:value-type="string">
            <text:p>Zeus/0671_Code_39_0x6a92b2804EaeF97f222d003C94F683333e330693</text:p>
          </table:table-cell>
          <table:table-cell/>
          <table:table-cell office:value-type="string" calcext:value-type="string">
            <text:p>Unchecked send without write to state</text:p>
          </table:table-cell>
          <table:table-cell table:number-columns-repeated="1017"/>
        </table:table-row>
        <table:table-row table:style-name="ro2">
          <table:table-cell office:value-type="float" office:value="104" calcext:value-type="float">
            <text:p>104</text:p>
          </table:table-cell>
          <table:table-cell table:style-name="ce4" office:value-type="string" calcext:value-type="string">
            <text:p>CodeSmells/0xab7c74abc0c4d48d1bdad5dcb26153fc8780f83e</text:p>
          </table:table-cell>
          <table:table-cell/>
          <table:table-cell table:style-name="ce4" office:value-type="string" calcext:value-type="string">
            <text:p>Zeus/1111_Code_1170_0x2b534780e30d87a299ec8ce8e5b4ca62f25a395</text:p>
          </table:table-cell>
          <table:table-cell table:number-columns-repeated="2"/>
          <table:table-cell office:value-type="string" calcext:value-type="string">
            <text:p>1 unchecked ll-call without state change afterwards, 1 unchecked ll-call with</text:p>
          </table:table-cell>
          <table:table-cell table:style-name="ce5" office:value-type="string" calcext:value-type="string">
            <text:p>Gavin Wood wallet</text:p>
          </table:table-cell>
          <table:table-cell table:number-columns-repeated="1016"/>
        </table:table-row>
        <table:table-row table:style-name="ro3">
          <table:table-cell office:value-type="float" office:value="104" calcext:value-type="float">
            <text:p>104</text:p>
          </table:table-cell>
          <table:table-cell table:style-name="ce4" office:value-type="string" calcext:value-type="string">
            <text:p>CodeSmells/0xbf35faa9c265baf50c9cff8c389c363b05753275</text:p>
          </table:table-cell>
          <table:table-cell/>
          <table:table-cell table:style-name="ce4" office:value-type="string" calcext:value-type="string">
            <text:p>Zeus/1093_Code_1_0xbf35faa9c265baf50c9cff8c389c363b0575327</text:p>
          </table:table-cell>
          <table:table-cell table:number-columns-repeated="2"/>
          <table:table-cell office:value-type="string" calcext:value-type="string">
            <text:p>1 unchecked ll-call without state change afterwards, 1 unchecked ll-call with</text:p>
          </table:table-cell>
          <table:table-cell table:style-name="ce5" office:value-type="string" calcext:value-type="string">
            <text:p>Gavin Wood wallet</text:p>
          </table:table-cell>
          <table:table-cell table:number-columns-repeated="1016"/>
        </table:table-row>
        <table:table-row table:style-name="ro3">
          <table:table-cell office:value-type="float" office:value="104" calcext:value-type="float">
            <text:p>104</text:p>
          </table:table-cell>
          <table:table-cell table:style-name="ce4" office:value-type="string" calcext:value-type="string">
            <text:p>CodeSmells/0xbf4ed7b27f1d666546e30d74d50d173d20bca754</text:p>
          </table:table-cell>
          <table:table-cell/>
          <table:table-cell table:style-name="ce4" office:value-type="string" calcext:value-type="string">
            <text:p>Zeus/0530_Code_bf4ed7b27f1d666546e30d74d50d173d20bca754</text:p>
          </table:table-cell>
          <table:table-cell table:number-columns-repeated="2"/>
          <table:table-cell office:value-type="string" calcext:value-type="string">
            <text:p>1 checked send with throw, 1 unchecked send without write to state</text:p>
          </table:table-cell>
          <table:table-cell table:number-columns-repeated="1017"/>
        </table:table-row>
        <table:table-row table:style-name="ro2">
          <table:table-cell office:value-type="float" office:value="104" calcext:value-type="float">
            <text:p>104</text:p>
          </table:table-cell>
          <table:table-cell table:style-name="ce4" office:value-type="string" calcext:value-type="string">
            <text:p>CodeSmells/0xda4a4626d3e16e094de3225a751aab7128e96526</text:p>
          </table:table-cell>
          <table:table-cell table:style-name="ce4" office:value-type="string" calcext:value-type="string">
            <text:p>NPChecker/0x253137971b86074021334fb5b7e03ebf2545ead3</text:p>
          </table:table-cell>
          <table:table-cell table:style-name="ce4" office:value-type="string" calcext:value-type="string">
            <text:p>Zeus/1054_Code_35_0x50f54ed2cafd4b7245e60557a6b56d9ac9193025</text:p>
          </table:table-cell>
          <table:table-cell table:number-columns-repeated="2"/>
          <table:table-cell office:value-type="string" calcext:value-type="string">
            <text:p>1 unchecked ll-call without state change afterwards, 1 unchecked ll-call with</text:p>
          </table:table-cell>
          <table:table-cell table:style-name="ce5" office:value-type="string" calcext:value-type="string">
            <text:p>Gavin Wood wallet</text:p>
          </table:table-cell>
          <table:table-cell table:number-columns-repeated="1016"/>
        </table:table-row>
        <table:table-row table:style-name="ro2">
          <table:table-cell office:value-type="float" office:value="104" calcext:value-type="float">
            <text:p>104</text:p>
          </table:table-cell>
          <table:table-cell table:style-name="ce4" office:value-type="string" calcext:value-type="string">
            <text:p>ContractFuzzer/Ethsplit-exception_disorder</text:p>
          </table:table-cell>
          <table:table-cell/>
          <table:table-cell table:style-name="ce4" office:value-type="string" calcext:value-type="string">
            <text:p>Zeus/1352_Code_29_0xc5B2508E878af367Ba4957BDBEb2bBc6DA5BB349</text:p>
          </table:table-cell>
          <table:table-cell table:number-columns-repeated="2"/>
          <table:table-cell office:value-type="string" calcext:value-type="string">
            <text:p>Unchecked send without write to state</text:p>
          </table:table-cell>
          <table:table-cell table:number-columns-repeated="1017"/>
        </table:table-row>
        <table:table-row table:style-name="ro2">
          <table:table-cell office:value-type="float" office:value="104" calcext:value-type="float">
            <text:p>104</text:p>
          </table:table-cell>
          <table:table-cell table:style-name="ce4" office:value-type="string" calcext:value-type="string">
            <text:p>ContractFuzzer/HelpMeSave-exception_disorder</text:p>
          </table:table-cell>
          <table:table-cell/>
          <table:table-cell table:style-name="ce4" office:value-type="string" calcext:value-type="string">
            <text:p>Zeus/1010_Code_15_0x8b099BDCfea93FAeCFAC13D0dBc1D08c4e1EC595</text:p>
          </table:table-cell>
          <table:table-cell table:number-columns-repeated="2"/>
          <table:table-cell office:value-type="string" calcext:value-type="string">
            <text:p>Unchecked send without write to state</text:p>
          </table:table-cell>
          <table:table-cell table:number-columns-repeated="1017"/>
        </table:table-row>
        <table:table-row table:style-name="ro2">
          <table:table-cell office:value-type="float" office:value="104" calcext:value-type="float">
            <text:p>104</text:p>
          </table:table-cell>
          <table:table-cell table:style-name="ce4" office:value-type="string" calcext:value-type="string">
            <text:p>ContractFuzzer/HFConditionalTransfer-exception_disorder</text:p>
          </table:table-cell>
          <table:table-cell/>
          <table:table-cell table:style-name="ce6" office:value-type="string" calcext:value-type="string">
            <text:p>NPChecker/0x7eab824bdbb0982ade9b601de5c483de8ebafb9d</text:p>
          </table:table-cell>
          <table:table-cell table:style-name="ce4" office:value-type="string" calcext:value-type="string">
            <text:p>Zeus/1445_Code_323_0x0131c603b0da00a560bde23306815e0577c366e</text:p>
          </table:table-cell>
          <table:table-cell/>
          <table:table-cell office:value-type="string" calcext:value-type="string">
            <text:p>Unchecked send without write to state</text:p>
          </table:table-cell>
          <table:table-cell table:number-columns-repeated="1017"/>
        </table:table-row>
        <table:table-row table:style-name="ro4">
          <table:table-cell office:value-type="float" office:value="104" calcext:value-type="float">
            <text:p>104</text:p>
          </table:table-cell>
          <table:table-cell table:style-name="ce4" office:value-type="string" calcext:value-type="string">
            <text:p>ContractFuzzer/MillionEther-exception_disorder</text:p>
          </table:table-cell>
          <table:table-cell/>
          <table:table-cell table:style-name="ce4" office:value-type="string" calcext:value-type="string">
            <text:p>CodeSmells/0x15dbdb25f870f21eaf9105e68e249e0426dae916</text:p>
          </table:table-cell>
          <table:table-cell table:number-columns-repeated="2"/>
          <table:table-cell office:value-type="string" calcext:value-type="string">
            <text:p>checked send without throw</text:p>
          </table:table-cell>
          <table:table-cell table:number-columns-repeated="1017"/>
        </table:table-row>
        <table:table-row table:style-name="ro2">
          <table:table-cell office:value-type="float" office:value="104" calcext:value-type="float">
            <text:p>104</text:p>
          </table:table-cell>
          <table:table-cell table:style-name="ce4" office:value-type="string" calcext:value-type="string">
            <text:p>ContractFuzzer/ReplaySafeSplit-exception_disorder</text:p>
          </table:table-cell>
          <table:table-cell/>
          <table:table-cell table:style-name="ce4" office:value-type="string" calcext:value-type="string">
            <text:p>Zeus/0583_Code_30_0x341e790174e3a4d35b65fdc067b6b5634a61caea</text:p>
          </table:table-cell>
          <table:table-cell table:number-columns-repeated="2"/>
          <table:table-cell office:value-type="string" calcext:value-type="string">
            <text:p>checked send without throw</text:p>
          </table:table-cell>
          <table:table-cell table:number-columns-repeated="1017"/>
        </table:table-row>
        <table:table-row table:style-name="ro2">
          <table:table-cell office:value-type="float" office:value="104" calcext:value-type="float">
            <text:p>104</text:p>
          </table:table-cell>
          <table:table-cell table:style-name="ce4" office:value-type="string" calcext:value-type="string">
            <text:p>ContractFuzzer/Reward-exception_disorder</text:p>
          </table:table-cell>
          <table:table-cell/>
          <table:table-cell table:style-name="ce4" office:value-type="string" calcext:value-type="string">
            <text:p>Zeus/1223_Code_15_0xad2b1feb2153cd5a6b8a5f37a820ba013a89cabf</text:p>
          </table:table-cell>
          <table:table-cell table:number-columns-repeated="2"/>
          <table:table-cell office:value-type="string" calcext:value-type="string">
            <text:p>1 checked send with throw, 1 checked send without throw</text:p>
          </table:table-cell>
          <table:table-cell table:number-columns-repeated="1017"/>
        </table:table-row>
        <table:table-row table:style-name="ro5">
          <table:table-cell table:style-name="ce9" office:value-type="float" office:value="104" calcext:value-type="float">
            <text:p>104</text:p>
          </table:table-cell>
          <table:table-cell table:style-name="ce4" office:value-type="string" calcext:value-type="string">
            <text:p>Doublade/0xaf0f6a53269fc9dbbd9da9f11c368d36b7a60006-Etheropt-lowlevelcall_result</text:p>
          </table:table-cell>
          <table:table-cell/>
          <table:table-cell table:style-name="ce4" office:value-type="string" calcext:value-type="string">
            <text:p>Zeus/1110_Code_29_0xaf0f6a53269fc9dbbd9da9f11c368d36b7a60006</text:p>
          </table:table-cell>
          <table:table-cell table:number-columns-repeated="2"/>
          <table:table-cell office:value-type="string" calcext:value-type="string">
            <text:p>Contains two calls without checks of return value, one with a write to storage afterwards and one without. As Zeus explicitly only goes for Solidity “send”, both classifications are correct according to the respective def.</text:p>
          </table:table-cell>
          <table:table-cell table:number-columns-repeated="1017"/>
        </table:table-row>
        <table:table-row table:style-name="ro6">
          <table:table-cell office:value-type="float" office:value="104" calcext:value-type="float">
            <text:p>104</text:p>
          </table:table-cell>
          <table:table-cell table:style-name="ce4" office:value-type="string" calcext:value-type="string">
            <text:p>Doublade/0xf1aa63ad7a897ca02cab6021513ee0a86820153e-EthVenturePlugin-lowlevelcall_result</text:p>
          </table:table-cell>
          <table:table-cell/>
          <table:table-cell table:style-name="ce4" office:value-type="string" calcext:value-type="string">
            <text:p>Zeus/0557_Code_514_0xf1aa63ad7a897ca02cab6021513ee0a86820153</text:p>
          </table:table-cell>
          <table:table-cell table:number-columns-repeated="2"/>
          <table:table-cell office:value-type="string" calcext:value-type="string">
            <text:p>2 unchecked sends without state change afterwards</text:p>
          </table:table-cell>
          <table:table-cell table:number-columns-repeated="1017"/>
        </table:table-row>
        <table:table-row table:style-name="ro2">
          <table:table-cell office:value-type="float" office:value="104" calcext:value-type="float">
            <text:p>104</text:p>
          </table:table-cell>
          <table:table-cell table:style-name="ce4" office:value-type="string" calcext:value-type="string">
            <text:p>Doublade/0xf9e03d5e3d86277574cfd5f7e842f213cf88945f-self_store-lowlevelcall_result</text:p>
          </table:table-cell>
          <table:table-cell/>
          <table:table-cell table:style-name="ce4" office:value-type="string" calcext:value-type="string">
            <text:p>Zeus/1439_Code_36_0xf9e03d5e3d86277574cfd5f7e842f213cf88945f</text:p>
          </table:table-cell>
          <table:table-cell table:number-columns-repeated="2"/>
          <table:table-cell office:value-type="string" calcext:value-type="string">
            <text:p>1 unchecked send without state change afterwards</text:p>
          </table:table-cell>
          <table:table-cell table:number-columns-repeated="1017"/>
        </table:table-row>
        <table:table-row table:style-name="ro2">
          <table:table-cell office:value-type="float" office:value="104" calcext:value-type="float">
            <text:p>104</text:p>
          </table:table-cell>
          <table:table-cell table:style-name="ce4" office:value-type="string" calcext:value-type="string">
            <text:p>NPChecker/0x2ef76694fbfd691141d83f921a5ba710525de9b0</text:p>
          </table:table-cell>
          <table:table-cell/>
          <table:table-cell table:style-name="ce4" office:value-type="string" calcext:value-type="string">
            <text:p>Zeus/0233_Code_480_0x2ef76694fbfd691141d83f921a5ba710525de9b</text:p>
          </table:table-cell>
          <table:table-cell table:number-columns-repeated="2"/>
          <table:table-cell office:value-type="string" calcext:value-type="string">
            <text:p>1 unchecked ll-call without state change afterwards, 1 unchecked ll-call with</text:p>
          </table:table-cell>
          <table:table-cell table:number-columns-repeated="1017"/>
        </table:table-row>
        <table:table-row table:style-name="ro3">
          <table:table-cell office:value-type="float" office:value="104" calcext:value-type="float">
            <text:p>104</text:p>
          </table:table-cell>
          <table:table-cell table:style-name="ce4" office:value-type="string" calcext:value-type="string">
            <text:p>NPChecker/0x89205a3a3b2a69de6dbf7f01ed13b2108b2c43e7</text:p>
          </table:table-cell>
          <table:table-cell/>
          <table:table-cell table:style-name="ce4" office:value-type="string" calcext:value-type="string">
            <text:p>Zeus/0895_Code_89205a3a3b2a69de6dbf7f01ed13b2108b2c43e7</text:p>
          </table:table-cell>
          <table:table-cell table:number-columns-repeated="2"/>
          <table:table-cell office:value-type="string" calcext:value-type="string">
            <text:p>1 uncheked ll-call with state change afterwards</text:p>
          </table:table-cell>
          <table:table-cell table:number-columns-repeated="1017"/>
        </table:table-row>
        <table:table-row table:style-name="ro2">
          <table:table-cell office:value-type="float" office:value="104" calcext:value-type="float">
            <text:p>104</text:p>
          </table:table-cell>
          <table:table-cell table:style-name="ce4" office:value-type="string" calcext:value-type="string">
            <text:p>Zeus/0055_Code_384_0xb0ceaa9cc523332cbef9fc606221cc0bc2d0872</text:p>
          </table:table-cell>
          <table:table-cell/>
          <table:table-cell table:style-name="ce6" office:value-type="string" calcext:value-type="string">
            <text:p>NPChecker/0xb0ceaa9cc523332cbef9fc606221cc0bc2d0872d</text:p>
          </table:table-cell>
          <table:table-cell table:number-columns-repeated="2"/>
          <table:table-cell office:value-type="string" calcext:value-type="string">
            <text:p>Unchecked Solidity send with write to state</text:p>
          </table:table-cell>
          <table:table-cell table:number-columns-repeated="1017"/>
        </table:table-row>
        <table:table-row table:style-name="ro2">
          <table:table-cell table:style-name="ce9" office:value-type="float" office:value="107" calcext:value-type="float">
            <text:p>107</text:p>
          </table:table-cell>
          <table:table-cell table:style-name="ce6" office:value-type="string" calcext:value-type="string">
            <text:p>Doublade/0x3cfd32fc860c7458be0dd597ea995b425662d3e9-MultiSigWallet-reentrancy</text:p>
          </table:table-cell>
          <table:table-cell/>
          <table:table-cell table:style-name="ce4" office:value-type="string" calcext:value-type="string">
            <text:p>CodeSmells/0x035a401972f228b58dcae76bf318b54ed036d680</text:p>
          </table:table-cell>
          <table:table-cell table:style-name="ce4" office:value-type="string" calcext:value-type="string">
            <text:p>eThor/0x911143d946ba5d467bfc476491fdb235fef4d667</text:p>
          </table:table-cell>
          <table:table-cell table:style-name="ce4" office:value-type="string" calcext:value-type="string">
            <text:p>Zeus/1058_Code_1_0x911143d946ba5d467bfc476491fdb235fef4d667</text:p>
          </table:table-cell>
          <table:table-cell office:value-type="string" calcext:value-type="string">
            <text:p>reentrancy protected via tx.executed</text:p>
          </table:table-cell>
          <table:table-cell table:number-columns-repeated="1017"/>
        </table:table-row>
        <table:table-row table:style-name="ro6">
          <table:table-cell table:style-name="ce9" office:value-type="float" office:value="107" calcext:value-type="float">
            <text:p>107</text:p>
          </table:table-cell>
          <table:table-cell table:style-name="ce6" office:value-type="string" calcext:value-type="string">
            <text:p>Doublade/0xd6f8aabbbeaba0ed626e6edb798e8ada5799db84-MultiSigWalletWithDailyLimit-reentrancy</text:p>
          </table:table-cell>
          <table:table-cell/>
          <table:table-cell table:style-name="ce4" office:value-type="string" calcext:value-type="string">
            <text:p>CodeSmells/0x215b4a7cd7f4ad4594867bbcc91cac08c83ab507</text:p>
          </table:table-cell>
          <table:table-cell table:number-columns-repeated="2"/>
          <table:table-cell office:value-type="string" calcext:value-type="string">
            <text:p>reentrancy protected via tx.executed</text:p>
          </table:table-cell>
          <table:table-cell table:number-columns-repeated="1017"/>
        </table:table-row>
        <table:table-row table:style-name="ro7">
          <table:table-cell office:value-type="float" office:value="107" calcext:value-type="float">
            <text:p>107</text:p>
          </table:table-cell>
          <table:table-cell table:style-name="ce4" office:value-type="string" calcext:value-type="string">
            <text:p>eThor/0x01afc37f4f85babc47c0e2d0eababc7fb49793c8</text:p>
          </table:table-cell>
          <table:table-cell/>
          <table:table-cell table:style-name="ce7" office:value-type="string" calcext:value-type="string">
            <text:p>Zeus/0763_Code_2324_0x01afc37f4f85babc47c0e2d0eababc7fb49793c</text:p>
          </table:table-cell>
          <table:table-cell table:number-columns-repeated="2"/>
          <table:table-cell office:value-type="string" calcext:value-type="string">
            <text:p>Different definitions of reentrancy. Zeus considers only same-contract reentrancy via low-level call.</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02268047f5c77a6a533619773474d1a6e510443f</text:p>
          </table:table-cell>
          <table:table-cell/>
          <table:table-cell table:style-name="ce7" office:value-type="string" calcext:value-type="string">
            <text:p>Zeus/1432_Code_02268047f5c77a6a533619773474d1a6e510443f</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06bb6701983e126f31a4c20d6becb12dfd70709e</text:p>
          </table:table-cell>
          <table:table-cell/>
          <table:table-cell table:style-name="ce7" office:value-type="string" calcext:value-type="string">
            <text:p>Zeus/0125_Code_17_0x06Bb6701983E126f31a4C20d6bECB12dfD70709E</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0807a2d6a675e7196a3d9b1910700cae9795b72a</text:p>
          </table:table-cell>
          <table:table-cell/>
          <table:table-cell table:style-name="ce7" office:value-type="string" calcext:value-type="string">
            <text:p>Zeus/0397_Code_4_0x0807a2d6a675e7196a3d9b1910700cae9795b72a</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0e0e733dd24168d85ecb5a62bb13385d31edf761</text:p>
          </table:table-cell>
          <table:table-cell/>
          <table:table-cell table:style-name="ce7" office:value-type="string" calcext:value-type="string">
            <text:p>Zeus/0569_Code_3640_0x0e0e733dd24168d85ecb5a62bb13385d31edf76</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111cc94a5dabdf192c5106fadc844a98b0f56be0</text:p>
          </table:table-cell>
          <table:table-cell/>
          <table:table-cell table:style-name="ce7" office:value-type="string" calcext:value-type="string">
            <text:p>Zeus/0456_Code_25_0x111cc94a5dabdf192c5106fadc844a98b0f56be0</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125c0260feec92471d1a144f3cdce185a565f374</text:p>
          </table:table-cell>
          <table:table-cell/>
          <table:table-cell table:style-name="ce7" office:value-type="string" calcext:value-type="string">
            <text:p>Zeus/0235_Code_1_0x125c0260feec92471d1a144f3cdce185a565f374</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14ba17c52e4c2ccbb95de1d2bfff002398f515a7</text:p>
          </table:table-cell>
          <table:table-cell/>
          <table:table-cell table:style-name="ce7" office:value-type="string" calcext:value-type="string">
            <text:p>Zeus/1345_Code_3007_0x14ba17c52e4c2ccbb95de1d2bfff002398f515a</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15870addc0635dc3c99ba6a37c23e8f8f77d9898</text:p>
          </table:table-cell>
          <table:table-cell/>
          <table:table-cell table:style-name="ce7" office:value-type="string" calcext:value-type="string">
            <text:p>Zeus/0589_Code_3642_0x3c77aa555d07b16564b8a82738853c6ce45697a</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18429dedafbb65443edf60402294df5c01aee1da</text:p>
          </table:table-cell>
          <table:table-cell/>
          <table:table-cell table:style-name="ce7" office:value-type="string" calcext:value-type="string">
            <text:p>Zeus/0784_Code_1039_0x18429dedafbb65443edf60402294df5c01aee1d</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1c3e274a4ecf4fc0afdefbe53bd1d36f63c7124a</text:p>
          </table:table-cell>
          <table:table-cell/>
          <table:table-cell table:style-name="ce7" office:value-type="string" calcext:value-type="string">
            <text:p>Zeus/0562_Code_3638_0x1c3e274a4ecf4fc0afdefbe53bd1d36f63c7124</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1ca4a86bba124426507d1ef67ad271cc5a02820a</text:p>
          </table:table-cell>
          <table:table-cell/>
          <table:table-cell table:style-name="ce7" office:value-type="string" calcext:value-type="string">
            <text:p>Zeus/0001_Code_ced0b78dd06edfa8dcabff3782d7e159d39d71f4</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1cb0c1cba5193ec5e0303d46a83a7109629046b6</text:p>
          </table:table-cell>
          <table:table-cell/>
          <table:table-cell table:style-name="ce7" office:value-type="string" calcext:value-type="string">
            <text:p>Zeus/0552_Code_3005_0x1cb0c1cba5193ec5e0303d46a83a7109629046b</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1dea4ca1ca2a2c946b233a227883ef6846cf17d5</text:p>
          </table:table-cell>
          <table:table-cell/>
          <table:table-cell table:style-name="ce7" office:value-type="string" calcext:value-type="string">
            <text:p>Zeus/0105_Code_1588_0x1dea4ca1ca2a2c946b233a227883ef6846cf17d</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1e2e3cc6ce2e87a9aa1684e948e41a17c5ac3ecc</text:p>
          </table:table-cell>
          <table:table-cell/>
          <table:table-cell table:style-name="ce7" office:value-type="string" calcext:value-type="string">
            <text:p>Zeus/1348_Code_26_0x1e2e3cc6ce2e87a9aa1684e948e41a17c5ac3ecc</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1e4a14f2ab0563005b392be6c590843019a1809c</text:p>
          </table:table-cell>
          <table:table-cell/>
          <table:table-cell table:style-name="ce7" office:value-type="string" calcext:value-type="string">
            <text:p>Zeus/0830_Code_1e4a14f2ab0563005b392be6c590843019a1809c</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1f0b9db5bb0f2a60f8c8824cec738c15805dbdec</text:p>
          </table:table-cell>
          <table:table-cell/>
          <table:table-cell table:style-name="ce7" office:value-type="string" calcext:value-type="string">
            <text:p>Zeus/0110_Code_37_0x1f0b9Db5bb0F2a60F8C8824CEc738C15805dBDec</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2071f61de93ca756f83264a7f4a661ca0383742e</text:p>
          </table:table-cell>
          <table:table-cell/>
          <table:table-cell table:style-name="ce7" office:value-type="string" calcext:value-type="string">
            <text:p>Zeus/0507_Code_3638_0x2071f61de93ca756f83264a7f4a661ca0383742</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27c3defefe0b978e0a3d1a393eca34b60e25e964</text:p>
          </table:table-cell>
          <table:table-cell/>
          <table:table-cell table:style-name="ce7" office:value-type="string" calcext:value-type="string">
            <text:p>Zeus/0563_Code_3070_0xd89e1799540303cedc9c4ba1e1c3c6f0feec7c0</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291fe86f31500adf910accd02e57c702fe9d0ec3</text:p>
          </table:table-cell>
          <table:table-cell/>
          <table:table-cell table:style-name="ce7" office:value-type="string" calcext:value-type="string">
            <text:p>Zeus/0533_Code_3005_0x291fe86f31500adf910accd02e57c702fe9d0ec</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29e6495732f0550d7d074770ca5a1071b044a2ef</text:p>
          </table:table-cell>
          <table:table-cell/>
          <table:table-cell table:style-name="ce7" office:value-type="string" calcext:value-type="string">
            <text:p>Zeus/1357_Code_26_0x29e6495732f0550d7d074770ca5a1071b044a2ef</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2a106e06cd26fad93f732daa4218fce4eac6d6d8</text:p>
          </table:table-cell>
          <table:table-cell/>
          <table:table-cell table:style-name="ce7" office:value-type="string" calcext:value-type="string">
            <text:p>Zeus/0144_Code_18_0x2a106e06cd26fad93f732daa4218fce4eac6d6d8</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2bcca955c9200c9a5f888bc2b14b91aaa56cd5c5</text:p>
          </table:table-cell>
          <table:table-cell/>
          <table:table-cell table:style-name="ce7" office:value-type="string" calcext:value-type="string">
            <text:p>Zeus/0215_Code_504_0x2bcca955c9200c9a5f888bc2b14b91aaa56cd5c</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2dc0170450e66af2d3f5c56aa0b20ec4a254902e</text:p>
          </table:table-cell>
          <table:table-cell/>
          <table:table-cell table:style-name="ce7" office:value-type="string" calcext:value-type="string">
            <text:p>Zeus/0224_Code_508_0x2dc0170450e66af2d3f5c56aa0b20ec4a254902</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30b82a61e9c7ecca057f8dd42e67c628d7e1b823</text:p>
          </table:table-cell>
          <table:table-cell/>
          <table:table-cell table:style-name="ce7" office:value-type="string" calcext:value-type="string">
            <text:p>Zeus/1366_Code_3008_0x30b82a61e9c7ecca057f8dd42e67c628d7e1b82</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31916de2c0c286b687e5788110d04ad97dd37283</text:p>
          </table:table-cell>
          <table:table-cell/>
          <table:table-cell table:style-name="ce7" office:value-type="string" calcext:value-type="string">
            <text:p>Zeus/0584_Code_3070_0xf4bc5351b3b0d200b619abeee90f862770c6aad</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32304cdbe41fe4f1c48b08356414a52957d22d3b</text:p>
          </table:table-cell>
          <table:table-cell/>
          <table:table-cell table:style-name="ce7" office:value-type="string" calcext:value-type="string">
            <text:p>Zeus/0028_Code_33_0x32304cdbe41fe4f1c48b08356414a52957d22d3b</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4">
          <table:table-cell table:style-name="ce9" office:value-type="float" office:value="107" calcext:value-type="float">
            <text:p>107</text:p>
          </table:table-cell>
          <table:table-cell table:style-name="ce4" office:value-type="string" calcext:value-type="string">
            <text:p>eThor/0x32bacc8b241fb172fee18bda32527126c6f3c5f7</text:p>
          </table:table-cell>
          <table:table-cell/>
          <table:table-cell table:style-name="ce6" office:value-type="string" calcext:value-type="string">
            <text:p>CodeSmells/0x32bacc8b241fb172fee18bda32527126c6f3c5f7</text:p>
          </table:table-cell>
          <table:table-cell table:number-columns-repeated="2"/>
          <table:table-cell office:value-type="string" calcext:value-type="string">
            <text:p>Gav Wood wallet; reentrancy via confirm(…)</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341e790174e3a4d35b65fdc067b6b5634a61caea</text:p>
          </table:table-cell>
          <table:table-cell/>
          <table:table-cell table:style-name="ce7" office:value-type="string" calcext:value-type="string">
            <text:p>Zeus/0583_Code_30_0x341e790174e3a4d35b65fdc067b6b5634a61caea</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354b10083a2d6b8bd18ddd390fac7bcdede8a839</text:p>
          </table:table-cell>
          <table:table-cell/>
          <table:table-cell table:style-name="ce7" office:value-type="string" calcext:value-type="string">
            <text:p>Zeus/0108_Code_14_0x354b10083a2d6b8bd18ddd390fac7bcdede8a839</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362bb67f7fdbdd0dbba4bce16da6a284cf484ed6</text:p>
          </table:table-cell>
          <table:table-cell/>
          <table:table-cell table:style-name="ce7" office:value-type="string" calcext:value-type="string">
            <text:p>Zeus/0829_Code_3_0x362bb67f7fdbdd0dbba4bce16da6a284cf484ed6</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3">
          <table:table-cell table:style-name="ce9" office:value-type="float" office:value="107" calcext:value-type="float">
            <text:p>107</text:p>
          </table:table-cell>
          <table:table-cell table:style-name="ce4" office:value-type="string" calcext:value-type="string">
            <text:p>eThor/0x36e7e06e0bdc5c632fe7cd349f94c7dd03525aa2</text:p>
          </table:table-cell>
          <table:table-cell/>
          <table:table-cell table:style-name="ce6" office:value-type="string" calcext:value-type="string">
            <text:p>CodeSmells/0xab7c74abc0c4d48d1bdad5dcb26153fc8780f83e</text:p>
          </table:table-cell>
          <table:table-cell table:number-columns-repeated="2"/>
          <table:table-cell office:value-type="string" calcext:value-type="string">
            <text:p>Gav Wood wallet; reentrancy via confirm(…)</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3795aed9feadc5c0064a0c3ea529e46d41a2f87a</text:p>
          </table:table-cell>
          <table:table-cell/>
          <table:table-cell table:style-name="ce7" office:value-type="string" calcext:value-type="string">
            <text:p>Zeus/1386_Code_487_0x3795aed9feadc5c0064a0c3ea529e46d41a2f87</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3a09769f27a6e4b01bc58b1273bcaa8159033ec5</text:p>
          </table:table-cell>
          <table:table-cell/>
          <table:table-cell table:style-name="ce7" office:value-type="string" calcext:value-type="string">
            <text:p>Zeus/0916_Code_510_0x3a09769f27a6e4b01bc58b1273bcaa8159033ec</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3eab9a2fa76f16cdc46e707ff928f7995886dee0</text:p>
          </table:table-cell>
          <table:table-cell/>
          <table:table-cell table:style-name="ce7" office:value-type="string" calcext:value-type="string">
            <text:p>Zeus/0269_Code_483_0x3eab9a2fa76f16cdc46e707ff928f7995886dee</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401e28717a6a35a50938bc7f290f2678fc0a2816</text:p>
          </table:table-cell>
          <table:table-cell/>
          <table:table-cell table:style-name="ce7" office:value-type="string" calcext:value-type="string">
            <text:p>Zeus/0231_Code_750_0xe6dde79a09d0387947661748669b70439500c64</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408b8fbc19bb5ffff7d5e5c430f765524fae77c5</text:p>
          </table:table-cell>
          <table:table-cell/>
          <table:table-cell table:style-name="ce7" office:value-type="string" calcext:value-type="string">
            <text:p>Zeus/0592_Code_3077_0xd36f3ed0912b6ee3edfa538f383bb3bd3de0f7f</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table:style-name="ce9" office:value-type="float" office:value="107" calcext:value-type="float">
            <text:p>107</text:p>
          </table:table-cell>
          <table:table-cell table:style-name="ce4" office:value-type="string" calcext:value-type="string">
            <text:p>eThor/0x40ebf2d6e998a76a848c41908733b26e04adffe2</text:p>
          </table:table-cell>
          <table:table-cell/>
          <table:table-cell table:style-name="ce4" office:value-type="string" calcext:value-type="string">
            <text:p>NPChecker/0x40ebf2d6e998a76a848c41908733b26e04adffe2</text:p>
          </table:table-cell>
          <table:table-cell table:style-name="ce17" office:value-type="string" calcext:value-type="string">
            <text:p>Zeus/1463_Code_29_0x40ebf2d6e998a76a848c41908733b26e04adffe2</text:p>
          </table:table-cell>
          <table:table-cell/>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43d0111ec0584381077a598a1cc5c1fc72722e6c</text:p>
          </table:table-cell>
          <table:table-cell/>
          <table:table-cell table:style-name="ce7" office:value-type="string" calcext:value-type="string">
            <text:p>Zeus/0178_Code_10_0x43d0111ec0584381077a598a1cc5c1fc72722e6c</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440dec42eb7a9950b6f79018ffa1083595b65ee0</text:p>
          </table:table-cell>
          <table:table-cell/>
          <table:table-cell table:style-name="ce7" office:value-type="string" calcext:value-type="string">
            <text:p>Zeus/0525_Code_3010_0x440dec42eb7a9950b6f79018ffa1083595b65ee</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44e3d147188de99a1ff0799e77c03724c2032ad6</text:p>
          </table:table-cell>
          <table:table-cell/>
          <table:table-cell table:style-name="ce7" office:value-type="string" calcext:value-type="string">
            <text:p>Zeus/1330_Code_3644_0x44e3d147188de99a1ff0799e77c03724c2032ad</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44fb2663d37e36e4a2b4b865d9ec832e5da6a016</text:p>
          </table:table-cell>
          <table:table-cell/>
          <table:table-cell table:style-name="ce7" office:value-type="string" calcext:value-type="string">
            <text:p>Zeus/0414_Code_2_0x44FB2663d37e36e4a2B4b865D9ec832e5Da6A016</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45e42d659d9f9466cd5df622506033145a9b89bc</text:p>
          </table:table-cell>
          <table:table-cell/>
          <table:table-cell table:style-name="ce7" office:value-type="string" calcext:value-type="string">
            <text:p>Zeus/0416_Code_521_0x38f9a4fb39e27d6b9a7babb098703596bb16716</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460dc8b70a189bee176d22d3f0272d171bd4c5ed</text:p>
          </table:table-cell>
          <table:table-cell/>
          <table:table-cell table:style-name="ce7" office:value-type="string" calcext:value-type="string">
            <text:p>Zeus/0310_Code_13_0x460dc8b70a189bee176d22d3f0272d171bd4c5ed</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4680e18027b9d4e48df839ed3b0590c011d4cac1</text:p>
          </table:table-cell>
          <table:table-cell/>
          <table:table-cell table:style-name="ce7" office:value-type="string" calcext:value-type="string">
            <text:p>Zeus/0036_Code_4680e18027b9d4e48df839ed3b0590c011d4cac1</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477bb914dc811282675eadb05a1c272132429bbb</text:p>
          </table:table-cell>
          <table:table-cell/>
          <table:table-cell table:style-name="ce7" office:value-type="string" calcext:value-type="string">
            <text:p>Zeus/0570_Code_3644_0x477bb914dc811282675eadb05a1c272132429bb</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479bed65685b0672ec2ff8b0a8fbe06b4ce0a710</text:p>
          </table:table-cell>
          <table:table-cell/>
          <table:table-cell table:style-name="ce7" office:value-type="string" calcext:value-type="string">
            <text:p>Zeus/1349_Code_27_0x479bed65685b0672ec2ff8b0a8fbe06b4ce0a710</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488b7b5ed8ee6fa28c0cb3a0ee7351573070601d</text:p>
          </table:table-cell>
          <table:table-cell/>
          <table:table-cell table:style-name="ce7" office:value-type="string" calcext:value-type="string">
            <text:p>Zeus/1243_Code_25_0x488b7b5ed8ee6fa28c0cb3a0ee7351573070601d</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4993cb95c7443bdc06155c5f5688be9d8f6999a5</text:p>
          </table:table-cell>
          <table:table-cell/>
          <table:table-cell table:style-name="ce7" office:value-type="string" calcext:value-type="string">
            <text:p>Zeus/0442_Code_16_0x4993CB95c7443bdC06155c5f5688Be9D8f6999a5</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4a56ebd89b2750bf42ddec1cd3845938983be0d2</text:p>
          </table:table-cell>
          <table:table-cell/>
          <table:table-cell table:style-name="ce7" office:value-type="string" calcext:value-type="string">
            <text:p>Zeus/0018_Code_19_0x4a56ebd89b2750bf42ddec1cd3845938983be0d2</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4ab9665bb814068f5ea71fc97a6447dbb4cd18a0</text:p>
          </table:table-cell>
          <table:table-cell/>
          <table:table-cell table:style-name="ce7" office:value-type="string" calcext:value-type="string">
            <text:p>Zeus/1235_Code_4ab9665bb814068f5ea71fc97a6447dbb4cd18a0</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4bd4afa9b213b5184c995aaef4982ce564121d20</text:p>
          </table:table-cell>
          <table:table-cell/>
          <table:table-cell table:style-name="ce7" office:value-type="string" calcext:value-type="string">
            <text:p>Zeus/0851_Code_3035_0xa9b192ff49b69ac99c55ba7fecb9dbc691ce55d</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50ae8d7c70c33d1f40b36c75fe9f560646134dd5</text:p>
          </table:table-cell>
          <table:table-cell/>
          <table:table-cell table:style-name="ce7" office:value-type="string" calcext:value-type="string">
            <text:p>Zeus/0216_Code_1042_0x50ae8d7c70c33d1f40b36c75fe9f560646134dd</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3">
          <table:table-cell table:style-name="ce10" office:value-type="float" office:value="107" calcext:value-type="float">
            <text:p>107</text:p>
          </table:table-cell>
          <table:table-cell table:style-name="ce4" office:value-type="string" calcext:value-type="string">
            <text:p>eThor/0x50f54ed2cafd4b7245e60557a6b56d9ac9193025</text:p>
          </table:table-cell>
          <table:table-cell/>
          <table:table-cell table:style-name="ce6" office:value-type="string" calcext:value-type="string">
            <text:p>CodeSmells/0xda4a4626d3e16e094de3225a751aab7128e96526</text:p>
          </table:table-cell>
          <table:table-cell table:style-name="ce6" office:value-type="string" calcext:value-type="string">
            <text:p>NPChecker/0x253137971b86074021334fb5b7e03ebf2545ead3</text:p>
          </table:table-cell>
          <table:table-cell/>
          <table:table-cell office:value-type="string" calcext:value-type="string">
            <text:p>reentrancy via confirm</text:p>
          </table:table-cell>
          <table:table-cell table:style-name="ce5" table:number-columns-repeated="1017"/>
        </table:table-row>
        <table:table-row table:style-name="ro8">
          <table:table-cell office:value-type="float" office:value="107" calcext:value-type="float">
            <text:p>107</text:p>
          </table:table-cell>
          <table:table-cell table:style-name="ce4" office:value-type="string" calcext:value-type="string">
            <text:p>eThor/0x51cfc0d9bcf4ba234d442e3200b97d660e02d41f</text:p>
          </table:table-cell>
          <table:table-cell/>
          <table:table-cell table:style-name="ce7" office:value-type="string" calcext:value-type="string">
            <text:p>Zeus/0556_Code_27_0x51cfc0d9bcf4ba234d442e3200b97d660e02d41f</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559b52b6a30ba913a7e8f85c4a6aa443a0fe66ab</text:p>
          </table:table-cell>
          <table:table-cell/>
          <table:table-cell table:style-name="ce7" office:value-type="string" calcext:value-type="string">
            <text:p>Zeus/0266_Code_20_0x559b52b6a30Ba913A7e8F85C4A6Aa443a0FE66ab</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5624eed6e0ebef05eb9edd4c24d5abc08e181e71</text:p>
          </table:table-cell>
          <table:table-cell/>
          <table:table-cell table:style-name="ce7" office:value-type="string" calcext:value-type="string">
            <text:p>Zeus/0146_Code_5624eed6e0ebef05eb9edd4c24d5abc08e181e71</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56fedaf633393a4902078b95a4de01c6185c5975</text:p>
          </table:table-cell>
          <table:table-cell/>
          <table:table-cell table:style-name="ce7" office:value-type="string" calcext:value-type="string">
            <text:p>Zeus/0542_Code_445_0x56fedaf633393a4902078b95a4de01c6185c597</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5dc8108fc79018113a58328f5283b376b83922ef</text:p>
          </table:table-cell>
          <table:table-cell/>
          <table:table-cell table:style-name="ce7" office:value-type="string" calcext:value-type="string">
            <text:p>Zeus/0537_Code_29_0x5dc8108fc79018113a58328f5283b376b83922ef</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5ee82a5250ac20f0bbe2f55cde273937461c882f</text:p>
          </table:table-cell>
          <table:table-cell/>
          <table:table-cell table:style-name="ce7" office:value-type="string" calcext:value-type="string">
            <text:p>Zeus/1398_Code_3071_0x5ee82a5250ac20f0bbe2f55cde273937461c882</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609a9cb68b0a3a9c63027bfac0708517bac97885</text:p>
          </table:table-cell>
          <table:table-cell/>
          <table:table-cell table:style-name="ce7" office:value-type="string" calcext:value-type="string">
            <text:p>Zeus/0503_Code_3641_0x2223f8075193a9989bfdfbcf1d37b2d56187e10</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60a9be0ddd559e05733f22101c9330e7fc5282de</text:p>
          </table:table-cell>
          <table:table-cell/>
          <table:table-cell table:style-name="ce7" office:value-type="string" calcext:value-type="string">
            <text:p>Zeus/1262_Code_60a9be0ddd559e05733f22101c9330e7fc5282de</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62ca898dd70d4ad44552f9a9027ee45bd7a47ce0</text:p>
          </table:table-cell>
          <table:table-cell/>
          <table:table-cell table:style-name="ce7" office:value-type="string" calcext:value-type="string">
            <text:p>Zeus/0566_Code_3071_0x62ca898dd70d4ad44552f9a9027ee45bd7a47ce</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63dd6f40007731eb7e70a7ae43b55c0fb2090c99</text:p>
          </table:table-cell>
          <table:table-cell/>
          <table:table-cell table:style-name="ce7" office:value-type="string" calcext:value-type="string">
            <text:p>Zeus/0859_Code_35_0x63dd6f40007731eb7e70a7ae43b55c0fb2090c99</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64160ad5ff632457cd3dc8788ee83e97e3a88abb</text:p>
          </table:table-cell>
          <table:table-cell/>
          <table:table-cell table:style-name="ce7" office:value-type="string" calcext:value-type="string">
            <text:p>Zeus/0838_Code_64160ad5ff632457cd3dc8788ee83e97e3a88abb</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69e5da6904f73dfa845648e1991ad1dcc780f874</text:p>
          </table:table-cell>
          <table:table-cell/>
          <table:table-cell table:style-name="ce7" office:value-type="string" calcext:value-type="string">
            <text:p>Zeus/1103_Code_9_0x69e5da6904f73dfa845648e1991ad1dcc780f874</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6ac85d0408044afb786a6d631d4d3426ce0e031a</text:p>
          </table:table-cell>
          <table:table-cell/>
          <table:table-cell table:style-name="ce7" office:value-type="string" calcext:value-type="string">
            <text:p>Zeus/0179_Code_29_0x6aC85d0408044AfB786a6d631d4D3426Ce0E031a</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6b80a8c7958e25a7ab14e4dd68257d7566c487eb</text:p>
          </table:table-cell>
          <table:table-cell/>
          <table:table-cell table:style-name="ce7" office:value-type="string" calcext:value-type="string">
            <text:p>Zeus/0536_Code_3070_0xd5a6c08e339ce818a47a34d17089b17bbc06247</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6f576af2dba6bf6308caf8feec3fc3d07501c018</text:p>
          </table:table-cell>
          <table:table-cell/>
          <table:table-cell table:style-name="ce7" office:value-type="string" calcext:value-type="string">
            <text:p>Zeus/1186_Code_3622_0x15404da28f01f12f16818ce8d2d61ed55657f9d</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73e25c92d1669af02142f556c1918a1de537ba0e</text:p>
          </table:table-cell>
          <table:table-cell/>
          <table:table-cell table:style-name="ce7" office:value-type="string" calcext:value-type="string">
            <text:p>Zeus/0535_Code_3072_0x73e25c92d1669af02142f556c1918a1de537ba0</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740e6b6f0a0165e8bb3d1cdf94862bdffbded22e</text:p>
          </table:table-cell>
          <table:table-cell/>
          <table:table-cell table:style-name="ce7" office:value-type="string" calcext:value-type="string">
            <text:p>Zeus/0839_Code_531_0x740e6b6f0a0165e8bb3d1cdf94862bdffbded22</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table:style-name="ce9" office:value-type="float" office:value="107" calcext:value-type="float">
            <text:p>107</text:p>
          </table:table-cell>
          <table:table-cell table:style-name="ce4" office:value-type="string" calcext:value-type="string">
            <text:p>eThor/0x755cdba6ae4f479f7164792b318b2a06c759833b</text:p>
          </table:table-cell>
          <table:table-cell/>
          <table:table-cell table:style-name="ce6" office:value-type="string" calcext:value-type="string">
            <text:p>CodeSmells/0x755cdba6ae4f479f7164792b318b2a06c759833b</text:p>
          </table:table-cell>
          <table:table-cell table:style-name="ce6" office:value-type="string" calcext:value-type="string">
            <text:p>Zeus/1126_Code_1_0x755cdba6ae4f479f7164792b318b2a06c759833</text:p>
          </table:table-cell>
          <table:table-cell/>
          <table:table-cell office:value-type="string" calcext:value-type="string">
            <text:p>If “WithdrawDAO” has balance, it may be drained by a contract calling withdraw(), if mainDAO.transferFrom fails and msg.sender.send causes another call to withdraw()</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76e580f75bf01bffbf4f44167d5822346de4f176</text:p>
          </table:table-cell>
          <table:table-cell/>
          <table:table-cell table:style-name="ce7" office:value-type="string" calcext:value-type="string">
            <text:p>Zeus/0126_Code_76e580f75bf01bffbf4f44167d5822346de4f176</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77eec19c8ba79b1c7c79311ec810cbf88d924751</text:p>
          </table:table-cell>
          <table:table-cell/>
          <table:table-cell table:style-name="ce7" office:value-type="string" calcext:value-type="string">
            <text:p>Zeus/0250_Code_2_0x77eec19c8ba79b1c7c79311ec810cbf88d924751</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788c964f356086b9578b8b4f0fffe13a96c0c7b8</text:p>
          </table:table-cell>
          <table:table-cell/>
          <table:table-cell table:style-name="ce7" office:value-type="string" calcext:value-type="string">
            <text:p>Zeus/0567_Code_3070_0xe8fa01955f6bdc8d6c9ce38c33ae24ec361b91a</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7be89db09b0c1023fd0407b24b98810ae97f61c1</text:p>
          </table:table-cell>
          <table:table-cell/>
          <table:table-cell table:style-name="ce7" office:value-type="string" calcext:value-type="string">
            <text:p>Zeus/0327_Code_4_0x7be89db09b0c1023fd0407b24b98810ae97f61c1</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7f64e2913511ceb3301f0515548ab7539735182b</text:p>
          </table:table-cell>
          <table:table-cell/>
          <table:table-cell table:style-name="ce7" office:value-type="string" calcext:value-type="string">
            <text:p>Zeus/1334_Code_3071_0x7f64e2913511ceb3301f0515548ab7539735182</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7f9af66163461009e9a4c57f6d3c6421bc47a663</text:p>
          </table:table-cell>
          <table:table-cell/>
          <table:table-cell table:style-name="ce7" office:value-type="string" calcext:value-type="string">
            <text:p>Zeus/0661_Code_3048_0x7f9af66163461009e9a4c57f6d3c6421bc47a66</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817b0a0855fa6e1e0b9a994979b3d5bf864d9560</text:p>
          </table:table-cell>
          <table:table-cell/>
          <table:table-cell table:style-name="ce7" office:value-type="string" calcext:value-type="string">
            <text:p>Zeus/0560_Code_3074_0x817b0a0855fa6e1e0b9a994979b3d5bf864d956</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826a490c2d5d7ccb5f0223b042b39a9dc3cfdfe6</text:p>
          </table:table-cell>
          <table:table-cell/>
          <table:table-cell table:style-name="ce7" office:value-type="string" calcext:value-type="string">
            <text:p>Zeus/0539_Code_3071_0x826a490c2d5d7ccb5f0223b042b39a9dc3cfdfe</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82df5022fbcfdd877830371d7713f0181a554c9c</text:p>
          </table:table-cell>
          <table:table-cell/>
          <table:table-cell table:style-name="ce7" office:value-type="string" calcext:value-type="string">
            <text:p>Zeus/0938_Code_402_0x82df5022fbcfdd877830371d7713f0181a554c9</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83b6ad8e37ab7a4f71da533a35271484270ec6c2</text:p>
          </table:table-cell>
          <table:table-cell/>
          <table:table-cell table:style-name="ce7" office:value-type="string" calcext:value-type="string">
            <text:p>Zeus/0296_Code_4_0x83b6ad8e37ab7a4f71da533a35271484270ec6c2</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83d904a2489bae727c1037469206891d8d058d92</text:p>
          </table:table-cell>
          <table:table-cell/>
          <table:table-cell table:style-name="ce7" office:value-type="string" calcext:value-type="string">
            <text:p>Zeus/0841_Code_25_0x83d904a2489bae727c1037469206891d8d058d92</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841ffaba4532c83907b45fc05984eef8cc3474bc</text:p>
          </table:table-cell>
          <table:table-cell/>
          <table:table-cell table:style-name="ce7" office:value-type="string" calcext:value-type="string">
            <text:p>Zeus/0724_Code_841ffaba4532c83907b45fc05984eef8cc3474bc</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84d50ebf4737331fb41ff9e3c6c324262c5b661c</text:p>
          </table:table-cell>
          <table:table-cell/>
          <table:table-cell table:style-name="ce7" office:value-type="string" calcext:value-type="string">
            <text:p>Zeus/0353_Code_3939_0x84d50ebf4737331fb41ff9e3c6c324262c5b661</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86c93259896b20e45262dac7499a83a2cad23fe0</text:p>
          </table:table-cell>
          <table:table-cell/>
          <table:table-cell table:style-name="ce7" office:value-type="string" calcext:value-type="string">
            <text:p>Zeus/0512_Code_487_0x86c93259896b20e45262dac7499a83a2cad23fe</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87b0de512502f3e86fd22654b72a640c8e0f59cc</text:p>
          </table:table-cell>
          <table:table-cell/>
          <table:table-cell table:style-name="ce7" office:value-type="string" calcext:value-type="string">
            <text:p>Zeus/0008_Code_8_0x87b0de512502f3e86fd22654b72a640c8e0f59cc</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8a70cf25cf32e728be9e30c20b2781f60cb0ed6d</text:p>
          </table:table-cell>
          <table:table-cell/>
          <table:table-cell table:style-name="ce7" office:value-type="string" calcext:value-type="string">
            <text:p>Zeus/0143_Code_15_0x8a70cf25cf32e728be9e30c20b2781f60cb0ed6d</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8cd68336ad5092110e79aae318731e1d60a331ae</text:p>
          </table:table-cell>
          <table:table-cell/>
          <table:table-cell table:style-name="ce7" office:value-type="string" calcext:value-type="string">
            <text:p>Zeus/0550_Code_3071_0x8cd68336ad5092110e79aae318731e1d60a331a</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8f058d8a161f5be34b47149d70c47d6c60252eee</text:p>
          </table:table-cell>
          <table:table-cell/>
          <table:table-cell table:style-name="ce7" office:value-type="string" calcext:value-type="string">
            <text:p>Zeus/1172_Code_30_0x8f058d8a161f5be34b47149d70c47d6c60252eee</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900e66fe952998ebe212d4a7def0936387142e2a</text:p>
          </table:table-cell>
          <table:table-cell/>
          <table:table-cell table:style-name="ce7" office:value-type="string" calcext:value-type="string">
            <text:p>Zeus/0600_Code_3071_0x900e66fe952998ebe212d4a7def0936387142e2</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9047ef7c3d52956dd0909c1c1e011e986ce60691</text:p>
          </table:table-cell>
          <table:table-cell/>
          <table:table-cell table:style-name="ce7" office:value-type="string" calcext:value-type="string">
            <text:p>Zeus/0341_Code_2453_0x9047ef7c3d52956dd0909c1c1e011e986ce6069</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90aa6fb2c2ab2c9e3fd5634c054d636c708cd5f3</text:p>
          </table:table-cell>
          <table:table-cell/>
          <table:table-cell table:style-name="ce7" office:value-type="string" calcext:value-type="string">
            <text:p>Zeus/0741_Code_426_0x90aa6fb2c2ab2c9e3fd5634c054d636c708cd5f</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9220d625bd6bea95c865b3c4faf273bfbd6bc48a</text:p>
          </table:table-cell>
          <table:table-cell/>
          <table:table-cell table:style-name="ce7" office:value-type="string" calcext:value-type="string">
            <text:p>Zeus/1061_Code_1044_0x9220d625bd6bea95c865b3c4faf273bfbd6bc48</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931d84b85da4f377ac977e1f78603af166c224f4</text:p>
          </table:table-cell>
          <table:table-cell/>
          <table:table-cell table:style-name="ce7" office:value-type="string" calcext:value-type="string">
            <text:p>Zeus/0506_Code_3065_0x931d84b85da4f377ac977e1f78603af166c224f</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936f78b9852d12f5cb93177c1f84fb8513d06263</text:p>
          </table:table-cell>
          <table:table-cell/>
          <table:table-cell table:style-name="ce7" office:value-type="string" calcext:value-type="string">
            <text:p>Zeus/0882_Code_17_0x936f78b9852d12f5cb93177c1f84fb8513d06263</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943bbeef41460a3f0f3ac7f7a062128ad0ba9cb1</text:p>
          </table:table-cell>
          <table:table-cell/>
          <table:table-cell table:style-name="ce7" office:value-type="string" calcext:value-type="string">
            <text:p>Zeus/0875_Code_36_0x943bbeEf41460a3F0f3Ac7f7a062128ad0Ba9cB1</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9674e9123caf1f74d7f2b8c6823734891c0573d7</text:p>
          </table:table-cell>
          <table:table-cell/>
          <table:table-cell table:style-name="ce7" office:value-type="string" calcext:value-type="string">
            <text:p>Zeus/0479_Code_3074_0x9674e9123caf1f74d7f2b8c6823734891c0573d</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9828953884b857380a80d177c38d95aeb42cd34c</text:p>
          </table:table-cell>
          <table:table-cell/>
          <table:table-cell table:style-name="ce7" office:value-type="string" calcext:value-type="string">
            <text:p>Zeus/1258_Code_16_0x9828953884b857380a80d177c38d95aeb42cd34c</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98a31890002355fbe5231c60db4b1b6c28f45e90</text:p>
          </table:table-cell>
          <table:table-cell/>
          <table:table-cell table:style-name="ce7" office:value-type="string" calcext:value-type="string">
            <text:p>Zeus/0022_Code_24_0x98a31890002355fbe5231c60db4b1b6c28f45e90</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98f9e314a874e17c77e7ec24f228649f21a52368</text:p>
          </table:table-cell>
          <table:table-cell/>
          <table:table-cell table:style-name="ce7" office:value-type="string" calcext:value-type="string">
            <text:p>Zeus/0191_Code_98f9e314a874e17c77e7ec24f228649f21a52368</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993bbc77c48ca648659129602dd507a96bc5b561</text:p>
          </table:table-cell>
          <table:table-cell/>
          <table:table-cell table:style-name="ce7" office:value-type="string" calcext:value-type="string">
            <text:p>Zeus/1353_Code_26_0x993bbc77c48ca648659129602dd507a96bc5b561</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9aa7889526708afdfb6c5222e47ed96bfdacb945</text:p>
          </table:table-cell>
          <table:table-cell/>
          <table:table-cell table:style-name="ce7" office:value-type="string" calcext:value-type="string">
            <text:p>Zeus/0528_Code_3072_0x9aa7889526708afdfb6c5222e47ed96bfdacb94</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9ab2b9bd7c70ba12757eadcda5a9626ac247fadf</text:p>
          </table:table-cell>
          <table:table-cell/>
          <table:table-cell table:style-name="ce7" office:value-type="string" calcext:value-type="string">
            <text:p>Zeus/1228_Code_25_0x9ab2b9bd7c70ba12757eadcda5a9626ac247fadf</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9bf233b2f9eea51708c0b345f28fc621f83daa78</text:p>
          </table:table-cell>
          <table:table-cell/>
          <table:table-cell table:style-name="ce7" office:value-type="string" calcext:value-type="string">
            <text:p>Zeus/0396_Code_7_0x9bf233b2f9eea51708c0b345f28fc621f83daa78</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9d0135658dd0472310e44bcd520fd0a141db0bbb</text:p>
          </table:table-cell>
          <table:table-cell/>
          <table:table-cell table:style-name="ce7" office:value-type="string" calcext:value-type="string">
            <text:p>Zeus/0468_Code_3054_0x9d0135658dd0472310e44bcd520fd0a141db0bb</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9df71e0a7566f607eb03550331fbef13b61dc29f</text:p>
          </table:table-cell>
          <table:table-cell/>
          <table:table-cell table:style-name="ce7" office:value-type="string" calcext:value-type="string">
            <text:p>Zeus/0510_Code_3012_0x5101f2356bd03ca2946ab1c18ca47284849e581</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9e611784170b297091de56eb50162548d9b54d87</text:p>
          </table:table-cell>
          <table:table-cell/>
          <table:table-cell table:style-name="ce7" office:value-type="string" calcext:value-type="string">
            <text:p>Zeus/0982_Code_1600_0x9e611784170b297091de56eb50162548d9b54d8</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2">
          <table:table-cell table:style-name="ce9" office:value-type="float" office:value="107" calcext:value-type="float">
            <text:p>107</text:p>
          </table:table-cell>
          <table:table-cell table:style-name="ce4" office:value-type="string" calcext:value-type="string">
            <text:p>eThor/0x9f1d916a456b96146e9f0dbbd0e107a1f389a061</text:p>
          </table:table-cell>
          <table:table-cell table:style-name="ce4" office:value-type="string" calcext:value-type="string">
            <text:p>Zeus/0109_Code_38_0x9f1d916a456b96146e9f0dbbd0e107a1f389a061</text:p>
          </table:table-cell>
          <table:table-cell table:style-name="ce4" office:value-type="string" calcext:value-type="string">
            <text:p>NPChecker/0x9f1d916a456b96146e9f0dbbd0e107a1f389a061</text:p>
          </table:table-cell>
          <table:table-cell table:number-columns-repeated="2"/>
          <table:table-cell office:value-type="string" calcext:value-type="string">
            <text:p>Seems that all three classifications are correct, when using the respective definition</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a0c1b6f1d8bc69bcffca759d59354c2cc4fb9db6</text:p>
          </table:table-cell>
          <table:table-cell/>
          <table:table-cell table:style-name="ce17" office:value-type="string" calcext:value-type="string">
            <text:p>Zeus/0517_Code_487_0xa0c1b6f1d8bc69bcffca759d59354c2cc4fb9db</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a14d964fb52bf333888d162e9caf8cc7f090cde4</text:p>
          </table:table-cell>
          <table:table-cell/>
          <table:table-cell table:style-name="ce17" office:value-type="string" calcext:value-type="string">
            <text:p>Zeus/0002_Code_26_0xA14d964FB52BF333888D162E9CAF8cC7F090CDe4</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a1ea522792ed4f092bf81c10865cb81299e46679</text:p>
          </table:table-cell>
          <table:table-cell/>
          <table:table-cell table:style-name="ce17" office:value-type="string" calcext:value-type="string">
            <text:p>Zeus/0534_Code_3071_0xa1ea522792ed4f092bf81c10865cb81299e4667</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a333604269d38faec526d90db381017009fe4c18</text:p>
          </table:table-cell>
          <table:table-cell/>
          <table:table-cell table:style-name="ce17" office:value-type="string" calcext:value-type="string">
            <text:p>Zeus/0505_Code_3640_0x0e1f95a95fde157d6da1e4b86f9bed7e700c828</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5">
          <table:table-cell table:style-name="ce9" office:value-type="float" office:value="107" calcext:value-type="float">
            <text:p>107</text:p>
          </table:table-cell>
          <table:table-cell table:style-name="ce4" office:value-type="string" calcext:value-type="string">
            <text:p>eThor/0xaa1a6e3e6ef20068f7f8d8c835d2d22fd5116444</text:p>
          </table:table-cell>
          <table:table-cell/>
          <table:table-cell table:style-name="ce4" office:value-type="string" calcext:value-type="string">
            <text:p>NPChecker/0x57b3616a41906480f95e3289fab0554a703f69a2</text:p>
          </table:table-cell>
          <table:table-cell table:style-name="ce17" office:value-type="string" calcext:value-type="string">
            <text:p>Zeus/0504_Code_3941_0x57b3616a41906480f95e3289fab0554a703f69a</text:p>
          </table:table-cell>
          <table:table-cell/>
          <table:table-cell office:value-type="string" calcext:value-type="string">
            <text:p>There seems to be a reentrancy according to eThor and Zeus, but not NPchecker. See also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abbb6bebfa05aa13e908eaa492bd7a8343760477</text:p>
          </table:table-cell>
          <table:table-cell/>
          <table:table-cell table:style-name="ce17" office:value-type="string" calcext:value-type="string">
            <text:p>Zeus/0956_Code_3613_0x637bf8a8bbc1cd620ee245671e85072ba037d33</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table:style-name="ce9" office:value-type="float" office:value="107" calcext:value-type="float">
            <text:p>107</text:p>
          </table:table-cell>
          <table:table-cell table:style-name="ce4" office:value-type="string" calcext:value-type="string">
            <text:p>eThor/0xabea74917283a8662865894c7d6cfecafd85ceb6</text:p>
          </table:table-cell>
          <table:table-cell/>
          <table:table-cell table:style-name="ce4" office:value-type="string" calcext:value-type="string">
            <text:p>NPChecker/0xabea74917283a8662865894c7d6cfecafd85ceb6</text:p>
          </table:table-cell>
          <table:table-cell table:style-name="ce17" office:value-type="string" calcext:value-type="string">
            <text:p>Zeus/0064_Code_24_0xabea74917283a8662865894c7d6cfecafd85ceb6</text:p>
          </table:table-cell>
          <table:table-cell/>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ade85d1796008281dbf4baaedb2790d3fea8d89d</text:p>
          </table:table-cell>
          <table:table-cell/>
          <table:table-cell table:style-name="ce17" office:value-type="string" calcext:value-type="string">
            <text:p>Zeus/0874_Code_17_0xade85d1796008281dbf4baaedb2790d3fea8d89d</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ae8a616011274cde89dd86e2f40b73c449e2f45b</text:p>
          </table:table-cell>
          <table:table-cell/>
          <table:table-cell table:style-name="ce17" office:value-type="string" calcext:value-type="string">
            <text:p>Zeus/1365_Code_26_0xae8a616011274cde89dd86e2f40b73c449e2f45b</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table:style-name="ce9" office:value-type="float" office:value="107" calcext:value-type="float">
            <text:p>107</text:p>
          </table:table-cell>
          <table:table-cell table:style-name="ce4" office:value-type="string" calcext:value-type="string">
            <text:p>eThor/0xaf0f6a53269fc9dbbd9da9f11c368d36b7a60006</text:p>
          </table:table-cell>
          <table:table-cell table:style-name="ce4" office:value-type="string" calcext:value-type="string">
            <text:p>Zeus/1110_Code_29_0xaf0f6a53269fc9dbbd9da9f11c368d36b7a60006</text:p>
          </table:table-cell>
          <table:table-cell table:style-name="ce6" office:value-type="string" calcext:value-type="string">
            <text:p>Doublade/0xaf0f6a53269fc9dbbd9da9f11c368d36b7a60006-Etheropt-reentrancy</text:p>
          </table:table-cell>
          <table:table-cell table:number-columns-repeated="2"/>
          <table:table-cell office:value-type="string" calcext:value-type="string">
            <text:p>Unclear “definition” in Doublade. It doesn’t seem to be possible to exploit a weakness, but there is a reentrancy for definitons like by eThor group.</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af2b8e6114da000176c506f77b173251c16b511d</text:p>
          </table:table-cell>
          <table:table-cell/>
          <table:table-cell table:style-name="ce17" office:value-type="string" calcext:value-type="string">
            <text:p>Zeus/0411_Code_3_0xaf2b8e6114da000176c506f77b173251c16b511d</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table:style-name="ce9" office:value-type="float" office:value="107" calcext:value-type="float">
            <text:p>107</text:p>
          </table:table-cell>
          <table:table-cell table:style-name="ce4" office:value-type="string" calcext:value-type="string">
            <text:p>eThor/0xaf6d36e6a376cda44a5ce9280507e5e24132c143</text:p>
          </table:table-cell>
          <table:table-cell/>
          <table:table-cell table:style-name="ce4" office:value-type="string" calcext:value-type="string">
            <text:p>NPChecker/0xaf6d36e6a376cda44a5ce9280507e5e24132c143</text:p>
          </table:table-cell>
          <table:table-cell table:style-name="ce17" office:value-type="string" calcext:value-type="string">
            <text:p>Zeus/0247_Code_24_0xAF6D36e6A376CDa44a5Ce9280507e5E24132C143</text:p>
          </table:table-cell>
          <table:table-cell/>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b08b08b9c4f91e68729ca471d77e0a525071db89</text:p>
          </table:table-cell>
          <table:table-cell/>
          <table:table-cell table:style-name="ce17" office:value-type="string" calcext:value-type="string">
            <text:p>Zeus/0604_Code_3075_0xb08b08b9c4f91e68729ca471d77e0a525071db8</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b4e7fc7f59c2ec07aee08c46241d7b47de4cec06</text:p>
          </table:table-cell>
          <table:table-cell/>
          <table:table-cell table:style-name="ce17" office:value-type="string" calcext:value-type="string">
            <text:p>Zeus/0338_Code_7_0xb4e7fc7f59c2ec07aee08c46241d7b47de4cec06</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ba3e14a7f0169d86fc1389ad40ca4356a1404640</text:p>
          </table:table-cell>
          <table:table-cell/>
          <table:table-cell table:style-name="ce17" office:value-type="string" calcext:value-type="string">
            <text:p>Zeus/0793_Code_35_0xba3e14a7f0169d86fc1389ad40ca4356a1404640</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ba95b83766d60170e78398745f5c3df78b886c65</text:p>
          </table:table-cell>
          <table:table-cell/>
          <table:table-cell table:style-name="ce17" office:value-type="string" calcext:value-type="string">
            <text:p>Zeus/1339_Code_487_0xba95b83766d60170e78398745f5c3df78b886c6</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be87e87965b96d8174eae4e3724a6d7417c488b0</text:p>
          </table:table-cell>
          <table:table-cell/>
          <table:table-cell table:style-name="ce17" office:value-type="string" calcext:value-type="string">
            <text:p>Zeus/0739_Code_4_0xbe87e87965b96d8174eae4e3724a6d7417c488b0</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bf28e50143ca1f25c7e2887b1d5cd47ec5dccd17</text:p>
          </table:table-cell>
          <table:table-cell/>
          <table:table-cell table:style-name="ce17" office:value-type="string" calcext:value-type="string">
            <text:p>Zeus/1331_Code_487_0xbf28e50143ca1f25c7e2887b1d5cd47ec5dccd1</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5">
          <table:table-cell table:style-name="ce9" office:value-type="float" office:value="107" calcext:value-type="float">
            <text:p>107</text:p>
          </table:table-cell>
          <table:table-cell table:style-name="ce4" office:value-type="string" calcext:value-type="string">
            <text:p>eThor/0xbf4ed7b27f1d666546e30d74d50d173d20bca754</text:p>
          </table:table-cell>
          <table:table-cell/>
          <table:table-cell table:style-name="ce6" office:value-type="string" calcext:value-type="string">
            <text:p>CodeSmells/0xbf4ed7b27f1d666546e30d74d50d173d20bca754</text:p>
          </table:table-cell>
          <table:table-cell table:style-name="ce6" office:value-type="string" calcext:value-type="string">
            <text:p>Zeus/0530_Code_bf4ed7b27f1d666546e30d74d50d173d20bca754</text:p>
          </table:table-cell>
          <table:table-cell/>
          <table:table-cell office:value-type="string" calcext:value-type="string">
            <text:p>trusteeWithdraw is reentrant and is only safe, if we assume that the fixed trustee address is not an attacker. As most authors consider only single contracts and make no assumption about called contracts, this contract must be considered as vulnerable.</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c13e4ed5e7f8af83663c9e5086de85b1f914a863</text:p>
          </table:table-cell>
          <table:table-cell/>
          <table:table-cell table:style-name="ce17" office:value-type="string" calcext:value-type="string">
            <text:p>Zeus/0581_Code_27_0xc13e4ed5e7f8af83663c9e5086de85b1f914a863</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c58d783e39aabe61a4bce8d4b5e7264e67c92c27</text:p>
          </table:table-cell>
          <table:table-cell/>
          <table:table-cell table:style-name="ce17" office:value-type="string" calcext:value-type="string">
            <text:p>Zeus/0532_Code_487_0xc58d783e39aabe61a4bce8d4b5e7264e67c92c2</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c9c1bfb27e97531ecfe005faa2b2ed4828b08a0b</text:p>
          </table:table-cell>
          <table:table-cell/>
          <table:table-cell table:style-name="ce17" office:value-type="string" calcext:value-type="string">
            <text:p>Zeus/0193_Code_25_0xc9c1bfb27e97531ecfe005faa2b2ed4828b08a0b</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table:style-name="ce9" office:value-type="float" office:value="107" calcext:value-type="float">
            <text:p>107</text:p>
          </table:table-cell>
          <table:table-cell table:style-name="ce4" office:value-type="string" calcext:value-type="string">
            <text:p>eThor/0xcca577ee56d30a444c73f8fc8d5ce34ed1c7da8b</text:p>
          </table:table-cell>
          <table:table-cell/>
          <table:table-cell table:style-name="ce4" office:value-type="string" calcext:value-type="string">
            <text:p>NPChecker/0x456d6956f4c2819e2ebc5eadd56d18128bb208e3</text:p>
          </table:table-cell>
          <table:table-cell table:style-name="ce17" office:value-type="string" calcext:value-type="string">
            <text:p>Zeus/1453_Code_3602_0xef6a9a21fe327aeacc8f685e448e21512454d4b</text:p>
          </table:table-cell>
          <table:table-cell/>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cd3e727275bc2f511822dc9a26bd7b0bbf161784</text:p>
          </table:table-cell>
          <table:table-cell/>
          <table:table-cell table:style-name="ce17" office:value-type="string" calcext:value-type="string">
            <text:p>Zeus/1367_Code_4_0xcd3e727275bc2f511822dc9a26bd7b0bbf161784</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ce3b5ffca16fff926c890f0885a3e90ceb89db0a</text:p>
          </table:table-cell>
          <table:table-cell/>
          <table:table-cell table:style-name="ce17" office:value-type="string" calcext:value-type="string">
            <text:p>Zeus/0294_Code_24_0xCE3b5fFca16ffF926c890f0885A3e90cEb89db0A</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cf0c7e3ad3b2c82bddd286a301afaafd185f30ec</text:p>
          </table:table-cell>
          <table:table-cell/>
          <table:table-cell table:style-name="ce17" office:value-type="string" calcext:value-type="string">
            <text:p>Zeus/0061_Code_26_0xCF0c7e3Ad3b2C82BdDd286A301aFaAFd185F30EC</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d05d56acd892f33010d93ddf6d9593511b618946</text:p>
          </table:table-cell>
          <table:table-cell/>
          <table:table-cell table:style-name="ce17" office:value-type="string" calcext:value-type="string">
            <text:p>Zeus/0187_Code_36_0xD05d56acd892F33010D93DdF6D9593511B618946</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d1c37dffd4ef36867c5bd7e59566358ea3d21e63</text:p>
          </table:table-cell>
          <table:table-cell/>
          <table:table-cell table:style-name="ce17" office:value-type="string" calcext:value-type="string">
            <text:p>Zeus/0561_Code_342_0xd1c37dffd4ef36867c5bd7e59566358ea3d21e6</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d3938e46a27a7402f5d6421da298463a73f069c7</text:p>
          </table:table-cell>
          <table:table-cell/>
          <table:table-cell table:style-name="ce17" office:value-type="string" calcext:value-type="string">
            <text:p>Zeus/0582_Code_3072_0xd3938e46a27a7402f5d6421da298463a73f069c</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d41f3b51e0c2d825a1178582d27c84dbfe48d1af</text:p>
          </table:table-cell>
          <table:table-cell/>
          <table:table-cell table:style-name="ce17" office:value-type="string" calcext:value-type="string">
            <text:p>Zeus/0111_Code_9_0xd41f3b51e0c2d825a1178582d27c84dbfe48d1af</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d59a6b2dbec8bb0e2b84f4c1bfaaed72c1f19ff0</text:p>
          </table:table-cell>
          <table:table-cell/>
          <table:table-cell table:style-name="ce17" office:value-type="string" calcext:value-type="string">
            <text:p>Zeus/0518_Code_3071_0xd59a6b2dbec8bb0e2b84f4c1bfaaed72c1f19ff</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d8d4e59fabb7d8a1d013d577689cb612a8e5f826</text:p>
          </table:table-cell>
          <table:table-cell/>
          <table:table-cell table:style-name="ce17" office:value-type="string" calcext:value-type="string">
            <text:p>Zeus/0208_Code_540_0xd8d4e59fabb7d8a1d013d577689cb612a8e5f82</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da7fa6e0b04c76683f54c973931862d7fe474a85</text:p>
          </table:table-cell>
          <table:table-cell/>
          <table:table-cell table:style-name="ce17" office:value-type="string" calcext:value-type="string">
            <text:p>Zeus/0439_Code_1039_0xda7fa6e0b04c76683f54c973931862d7fe474a8</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db6d68e1d8c3f69d32e2d83065492e502b4c67ba</text:p>
          </table:table-cell>
          <table:table-cell/>
          <table:table-cell table:style-name="ce17" office:value-type="string" calcext:value-type="string">
            <text:p>Zeus/0906_Code_3924_0x7ac31c0c26e5c23259d0b41e3d74bbecec0ebd3</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e3b6638f0c1c0fa37282fab6ef9457e457a1e9a8</text:p>
          </table:table-cell>
          <table:table-cell/>
          <table:table-cell table:style-name="ce17" office:value-type="string" calcext:value-type="string">
            <text:p>Zeus/0158_Code_34_0xe3B6638F0C1C0FA37282FAb6eF9457e457A1E9a8</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e5411ae9c24931e11dffecd84fa50fcf7f0df31b</text:p>
          </table:table-cell>
          <table:table-cell/>
          <table:table-cell table:style-name="ce17" office:value-type="string" calcext:value-type="string">
            <text:p>Zeus/0805_Code_e5411ae9c24931e11dffecd84fa50fcf7f0df31b</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e736091fc36f1ad476f5e4e03e4425940822d3ba</text:p>
          </table:table-cell>
          <table:table-cell/>
          <table:table-cell table:style-name="ce17" office:value-type="string" calcext:value-type="string">
            <text:p>Zeus/0861_Code_20_0xe736091fc36f1ad476f5e4e03e4425940822d3ba</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e7c8635bc387994069f7b7f25b89534c67727a01</text:p>
          </table:table-cell>
          <table:table-cell/>
          <table:table-cell table:style-name="ce17" office:value-type="string" calcext:value-type="string">
            <text:p>Zeus/0051_Code_2_0xe7c8635bc387994069f7b7f25b89534c67727a01</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e8200511f3c276fa7300719f9b45301bc471f4fb</text:p>
          </table:table-cell>
          <table:table-cell/>
          <table:table-cell table:style-name="ce17" office:value-type="string" calcext:value-type="string">
            <text:p>Zeus/0420_Code_12_0xe8200511F3C276fA7300719f9B45301Bc471f4fB</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e94b04a0fed112f3664e45adb2b8915693dd5ff3</text:p>
          </table:table-cell>
          <table:table-cell/>
          <table:table-cell table:style-name="ce17" office:value-type="string" calcext:value-type="string">
            <text:p>Zeus/0587_Code_30_0xE94b04a0FeD112f3664e45adb2B8915693dD5FF3</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e98e873ad9665690538cbdf4a4a21a3f286e9028</text:p>
          </table:table-cell>
          <table:table-cell/>
          <table:table-cell table:style-name="ce17" office:value-type="string" calcext:value-type="string">
            <text:p>Zeus/0519_Code_487_0xe98e873ad9665690538cbdf4a4a21a3f286e902</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eae6c55570afcec8fff6dfe866dd142369b87251</text:p>
          </table:table-cell>
          <table:table-cell/>
          <table:table-cell table:style-name="ce17" office:value-type="string" calcext:value-type="string">
            <text:p>Zeus/0578_Code_3071_0xeae6c55570afcec8fff6dfe866dd142369b8725</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eb45e2f4949cca0d7ad4550106cb4fee09003644</text:p>
          </table:table-cell>
          <table:table-cell/>
          <table:table-cell table:style-name="ce17" office:value-type="string" calcext:value-type="string">
            <text:p>Zeus/0522_Code_3070_0xc6e3358d02d95415585f1f41920dab82cb85ceb</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ed6ac8de7c7ca7e3a22952e09c2a2a1232ddef9a</text:p>
          </table:table-cell>
          <table:table-cell/>
          <table:table-cell table:style-name="ce17" office:value-type="string" calcext:value-type="string">
            <text:p>Zeus/1089_Code_ed6ac8de7c7ca7e3a22952e09c2a2a1232ddef9a</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ee2157c15a43be80faac64801ed89c8d8e2c4d3a</text:p>
          </table:table-cell>
          <table:table-cell/>
          <table:table-cell table:style-name="ce17" office:value-type="string" calcext:value-type="string">
            <text:p>Zeus/0155_Code_17_0xee2157c15a43be80faac64801ed89c8d8e2c4d3a</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f0d8af9125de2761b42dbb0b1014bf232219a1c5</text:p>
          </table:table-cell>
          <table:table-cell/>
          <table:table-cell table:style-name="ce17" office:value-type="string" calcext:value-type="string">
            <text:p>Zeus/0202_Code_540_0xa39394d3447c1dbd386b92b4d1fcc22ca85eae6</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f2b8e10e7b230cc55040a7a90be75c933719c507</text:p>
          </table:table-cell>
          <table:table-cell/>
          <table:table-cell table:style-name="ce17" office:value-type="string" calcext:value-type="string">
            <text:p>Zeus/0305_Code_2506_0xf2b8e10e7b230cc55040a7a90be75c933719c50</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f504f3d488c7bb20a424943a6fc4ea2badcb9a18</text:p>
          </table:table-cell>
          <table:table-cell/>
          <table:table-cell table:style-name="ce17" office:value-type="string" calcext:value-type="string">
            <text:p>Zeus/1519_Code_7_0xf504f3d488c7bb20a424943a6fc4ea2badcb9a18</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f53e7f01371c6fc0e1c821d3c3c8b30be366bb6e</text:p>
          </table:table-cell>
          <table:table-cell/>
          <table:table-cell table:style-name="ce17" office:value-type="string" calcext:value-type="string">
            <text:p>Zeus/0281_Code_3643_0x3d2f50874591d0eeaa811fb58cc471675828088</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f66ca56fc0cf7b5d9918349150026be80b327892</text:p>
          </table:table-cell>
          <table:table-cell/>
          <table:table-cell table:style-name="ce17" office:value-type="string" calcext:value-type="string">
            <text:p>Zeus/0867_Code_4_0xf66ca56fc0cf7b5d9918349150026be80b327892</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fac50f760d114de38bf0a6d44f31a9c22f778db3</text:p>
          </table:table-cell>
          <table:table-cell/>
          <table:table-cell table:style-name="ce17" office:value-type="string" calcext:value-type="string">
            <text:p>Zeus/0482_Code_4_0xfac50f760d114de38bf0a6d44f31a9c22f778db3</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fcaf204852781b57c23023aa28f21437f7303505</text:p>
          </table:table-cell>
          <table:table-cell/>
          <table:table-cell table:style-name="ce17" office:value-type="string" calcext:value-type="string">
            <text:p>Zeus/0162_Code_fcaf204852781b57c23023aa28f21437f7303505</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fd981838c1cc9b534b938c56b1c2123bdc700a32</text:p>
          </table:table-cell>
          <table:table-cell/>
          <table:table-cell table:style-name="ce17" office:value-type="string" calcext:value-type="string">
            <text:p>Zeus/0118_Code_fd981838c1cc9b534b938c56b1c2123bdc700a32</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feeb8a968f0d7fd58e29fbfc525051f50ee2fedc</text:p>
          </table:table-cell>
          <table:table-cell/>
          <table:table-cell table:style-name="ce17" office:value-type="string" calcext:value-type="string">
            <text:p>Zeus/0195_Code_feeb8a968f0d7fd58e29fbfc525051f50ee2fedc</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8">
          <table:table-cell office:value-type="float" office:value="107" calcext:value-type="float">
            <text:p>107</text:p>
          </table:table-cell>
          <table:table-cell table:style-name="ce4" office:value-type="string" calcext:value-type="string">
            <text:p>eThor/0xff95fbb77852c846724ce4fa140ca25f31a90bb0</text:p>
          </table:table-cell>
          <table:table-cell/>
          <table:table-cell table:style-name="ce17" office:value-type="string" calcext:value-type="string">
            <text:p>Zeus/0131_Code_17_0xff95FBB77852C846724CE4Fa140Ca25f31A90bb0</text:p>
          </table:table-cell>
          <table:table-cell table:number-columns-repeated="2"/>
          <table:table-cell office:value-type="string" calcext:value-type="string">
            <text:p>See eThor/0x01afc37f4f85babc47c0e2d0eababc7fb49793c8 <text:s/>vs Zeus/0763_Code_2324_0x01afc37f4f85babc47c0e2d0eababc7fb49793c </text:p>
          </table:table-cell>
          <table:table-cell table:number-columns-repeated="1017"/>
        </table:table-row>
        <table:table-row table:style-name="ro4">
          <table:table-cell office:value-type="float" office:value="107" calcext:value-type="float">
            <text:p>107</text:p>
          </table:table-cell>
          <table:table-cell table:style-name="ce4" office:value-type="string" calcext:value-type="string">
            <text:p>NotSoSmartC/DAO</text:p>
          </table:table-cell>
          <table:table-cell/>
          <table:table-cell table:style-name="ce14" office:value-type="string" calcext:value-type="string">
            <text:p>CodeSmells/0xbb9bc244d798123fde783fcc1c72d3bb8c189413</text:p>
          </table:table-cell>
          <table:table-cell table:number-columns-repeated="2"/>
          <table:table-cell office:value-type="string" calcext:value-type="string">
            <text:p>It’s the DAO …</text:p>
          </table:table-cell>
          <table:table-cell table:number-columns-repeated="1017"/>
        </table:table-row>
        <table:table-row table:style-name="ro2">
          <table:table-cell office:value-type="float" office:value="107" calcext:value-type="float">
            <text:p>107</text:p>
          </table:table-cell>
          <table:table-cell table:style-name="ce14" office:value-type="string" calcext:value-type="string">
            <text:p>Zeus/0804_Code_30_0x6ff323e36bfdb20502b23780695f4e77e36cde95</text:p>
          </table:table-cell>
          <table:table-cell/>
          <table:table-cell table:style-name="ce4" office:value-type="string" calcext:value-type="string">
            <text:p>CodeSmells/0x6ff323e36bfdb20502b23780695f4e77e36cde95</text:p>
          </table:table-cell>
          <table:table-cell table:style-name="ce4" office:value-type="string" calcext:value-type="string">
            <text:p>eThor/0x6ff323e36bfdb20502b23780695f4e77e36cde95</text:p>
          </table:table-cell>
          <table:table-cell/>
          <table:table-cell office:value-type="string" calcext:value-type="string">
            <text:p>TriWallet contains just two Solidity sends (2300 gas)=ll-call with 0 gas, no reentrancy.</text:p>
          </table:table-cell>
          <table:table-cell table:number-columns-repeated="1017"/>
        </table:table-row>
        <table:table-row table:style-name="ro9">
          <table:table-cell office:value-type="float" office:value="113" calcext:value-type="float">
            <text:p>113</text:p>
          </table:table-cell>
          <table:table-cell table:style-name="ce4" office:value-type="string" calcext:value-type="string">
            <text:p>Zeus/0049_Code_885_0xa1b43b46befb2387d2df46cde82c3d454ef33c6</text:p>
          </table:table-cell>
          <table:table-cell/>
          <table:table-cell table:style-name="ce4" office:value-type="string" calcext:value-type="string">
            <text:p>NPChecker/0xa1b43b46befb2387d2df46cde82c3d454ef33c66</text:p>
          </table:table-cell>
          <table:table-cell table:number-columns-repeated="2"/>
          <table:table-cell office:value-type="string" calcext:value-type="string">
            <text:p>Differing definition: “send leading to throw” (yes) vs "external call may trigger exception within a loop” (no). However, first def (Zeus) does not really describe a weakness.</text:p>
          </table:table-cell>
          <table:table-cell table:number-columns-repeated="1017"/>
        </table:table-row>
        <table:table-row table:style-name="ro9">
          <table:table-cell office:value-type="float" office:value="113" calcext:value-type="float">
            <text:p>113</text:p>
          </table:table-cell>
          <table:table-cell table:style-name="ce4" office:value-type="string" calcext:value-type="string">
            <text:p>Zeus/0109_Code_38_0x9f1d916a456b96146e9f0dbbd0e107a1f389a061</text:p>
          </table:table-cell>
          <table:table-cell/>
          <table:table-cell table:style-name="ce4" office:value-type="string" calcext:value-type="string">
            <text:p>NPChecker/0x9f1d916a456b96146e9f0dbbd0e107a1f389a061</text:p>
          </table:table-cell>
          <table:table-cell table:number-columns-repeated="2"/>
          <table:table-cell office:value-type="string" calcext:value-type="string">
            <text:p>Differing definition: “send leading to throw” (yes) vs "external call may trigger exception within a loop” (no). However, first def (Zeus) does not really describe a weakness.</text:p>
          </table:table-cell>
          <table:table-cell table:number-columns-repeated="1017"/>
        </table:table-row>
        <table:table-row table:style-name="ro9">
          <table:table-cell office:value-type="float" office:value="113" calcext:value-type="float">
            <text:p>113</text:p>
          </table:table-cell>
          <table:table-cell table:style-name="ce4" office:value-type="string" calcext:value-type="string">
            <text:p>Zeus/0272_Code_5a5eff38da95b0d58b6c616f2699168b480953c9</text:p>
          </table:table-cell>
          <table:table-cell/>
          <table:table-cell table:style-name="ce4" office:value-type="string" calcext:value-type="string">
            <text:p>CodeSmells/0x5a5eff38da95b0d58b6c616f2699168b480953c9</text:p>
          </table:table-cell>
          <table:table-cell table:number-columns-repeated="2"/>
          <table:table-cell office:value-type="string" calcext:value-type="string">
            <text:p>Differing definition: “send leading to throw” (yes) vs "external call may trigger exception within a loop” (no). However, first def (Zeus) does not really describe a weakness.</text:p>
          </table:table-cell>
          <table:table-cell table:number-columns-repeated="1017"/>
        </table:table-row>
        <table:table-row table:style-name="ro9">
          <table:table-cell office:value-type="float" office:value="113" calcext:value-type="float">
            <text:p>113</text:p>
          </table:table-cell>
          <table:table-cell table:style-name="ce4" office:value-type="string" calcext:value-type="string">
            <text:p>Zeus/0302_Code_13_0x4f529990b7f3d1fb4152736155e431c96fd86294</text:p>
          </table:table-cell>
          <table:table-cell/>
          <table:table-cell table:style-name="ce4" office:value-type="string" calcext:value-type="string">
            <text:p>NPChecker/0x4aac9f93f325035527633e4598c469dea47baa8a</text:p>
          </table:table-cell>
          <table:table-cell table:number-columns-repeated="2"/>
          <table:table-cell office:value-type="string" calcext:value-type="string">
            <text:p>Differing definition: “send leading to throw” (yes) vs "external call may trigger exception within a loop” (no). However, first def (Zeus) does not really describe a weakness.</text:p>
          </table:table-cell>
          <table:table-cell table:number-columns-repeated="1017"/>
        </table:table-row>
        <table:table-row table:style-name="ro9">
          <table:table-cell office:value-type="float" office:value="113" calcext:value-type="float">
            <text:p>113</text:p>
          </table:table-cell>
          <table:table-cell table:style-name="ce4" office:value-type="string" calcext:value-type="string">
            <text:p>Zeus/0504_Code_3941_0x57b3616a41906480f95e3289fab0554a703f69a</text:p>
          </table:table-cell>
          <table:table-cell/>
          <table:table-cell table:style-name="ce4" office:value-type="string" calcext:value-type="string">
            <text:p>NPChecker/0x57b3616a41906480f95e3289fab0554a703f69a2</text:p>
          </table:table-cell>
          <table:table-cell table:number-columns-repeated="2"/>
          <table:table-cell office:value-type="string" calcext:value-type="string">
            <text:p>Differing definition: “send leading to throw” (yes) vs "external call may trigger exception within a loop” (no). However, first def (Zeus) does not really describe a weakness.</text:p>
          </table:table-cell>
          <table:table-cell table:number-columns-repeated="1017"/>
        </table:table-row>
        <table:table-row table:style-name="ro9">
          <table:table-cell office:value-type="float" office:value="113" calcext:value-type="float">
            <text:p>113</text:p>
          </table:table-cell>
          <table:table-cell table:style-name="ce4" office:value-type="string" calcext:value-type="string">
            <text:p>Zeus/0509_Code_31_0x6a3120d8a66fe96eb260cce4b6da02e7835b8426</text:p>
          </table:table-cell>
          <table:table-cell/>
          <table:table-cell table:style-name="ce4" office:value-type="string" calcext:value-type="string">
            <text:p>CodeSmells/0x6a3120d8a66fe96eb260cce4b6da02e7835b8426</text:p>
          </table:table-cell>
          <table:table-cell table:number-columns-repeated="2"/>
          <table:table-cell office:value-type="string" calcext:value-type="string">
            <text:p>Differing definition: “send leading to throw” (yes) vs "external call may trigger exception within a loop” (no). However, first def (Zeus) does not really describe a weakness.</text:p>
          </table:table-cell>
          <table:table-cell table:number-columns-repeated="1017"/>
        </table:table-row>
        <table:table-row table:style-name="ro9">
          <table:table-cell office:value-type="float" office:value="113" calcext:value-type="float">
            <text:p>113</text:p>
          </table:table-cell>
          <table:table-cell table:style-name="ce4" office:value-type="string" calcext:value-type="string">
            <text:p>Zeus/0530_Code_bf4ed7b27f1d666546e30d74d50d173d20bca754</text:p>
          </table:table-cell>
          <table:table-cell/>
          <table:table-cell table:style-name="ce4" office:value-type="string" calcext:value-type="string">
            <text:p>CodeSmells/0xbf4ed7b27f1d666546e30d74d50d173d20bca754</text:p>
          </table:table-cell>
          <table:table-cell table:number-columns-repeated="2"/>
          <table:table-cell office:value-type="string" calcext:value-type="string">
            <text:p>Differing definition: “send leading to throw” (yes) vs "external call may trigger exception within a loop” (no). However, first def (Zeus) does not really describe a weakness.</text:p>
          </table:table-cell>
          <table:table-cell table:number-columns-repeated="1017"/>
        </table:table-row>
        <table:table-row table:style-name="ro9">
          <table:table-cell office:value-type="float" office:value="113" calcext:value-type="float">
            <text:p>113</text:p>
          </table:table-cell>
          <table:table-cell table:style-name="ce4" office:value-type="string" calcext:value-type="string">
            <text:p>Zeus/0723_Code_15_0x709c7134053510fce03b464982eab6e3d89728a5</text:p>
          </table:table-cell>
          <table:table-cell/>
          <table:table-cell table:style-name="ce4" office:value-type="string" calcext:value-type="string">
            <text:p>CodeSmells/0x709c7134053510fce03b464982eab6e3d89728a5</text:p>
          </table:table-cell>
          <table:table-cell table:number-columns-repeated="2"/>
          <table:table-cell office:value-type="string" calcext:value-type="string">
            <text:p>Differing definition: “send leading to throw” (yes) vs "external call may trigger exception within a loop” (no). However, first def (Zeus) does not really describe a weakness.</text:p>
          </table:table-cell>
          <table:table-cell table:number-columns-repeated="1017"/>
        </table:table-row>
        <table:table-row table:style-name="ro9">
          <table:table-cell office:value-type="float" office:value="113" calcext:value-type="float">
            <text:p>113</text:p>
          </table:table-cell>
          <table:table-cell table:style-name="ce4" office:value-type="string" calcext:value-type="string">
            <text:p>Zeus/0756_Code_5_0x2e1cff135ca6bbc0012a01fa246a0a39aeb10d2d</text:p>
          </table:table-cell>
          <table:table-cell/>
          <table:table-cell table:style-name="ce4" office:value-type="string" calcext:value-type="string">
            <text:p>NPChecker/0x08036684d21e7efa3140d1f4e658ed2d654b39c8</text:p>
          </table:table-cell>
          <table:table-cell table:number-columns-repeated="2"/>
          <table:table-cell office:value-type="string" calcext:value-type="string">
            <text:p>Differing definition: “send leading to throw” (yes) vs "external call may trigger exception within a loop” (no). However, first def (Zeus) does not really describe a weakness.</text:p>
          </table:table-cell>
          <table:table-cell table:number-columns-repeated="1017"/>
        </table:table-row>
        <table:table-row table:style-name="ro9">
          <table:table-cell office:value-type="float" office:value="113" calcext:value-type="float">
            <text:p>113</text:p>
          </table:table-cell>
          <table:table-cell table:style-name="ce4" office:value-type="string" calcext:value-type="string">
            <text:p>Zeus/0804_Code_30_0x6ff323e36bfdb20502b23780695f4e77e36cde95</text:p>
          </table:table-cell>
          <table:table-cell/>
          <table:table-cell table:style-name="ce4" office:value-type="string" calcext:value-type="string">
            <text:p>CodeSmells/0x6ff323e36bfdb20502b23780695f4e77e36cde95</text:p>
          </table:table-cell>
          <table:table-cell table:number-columns-repeated="2"/>
          <table:table-cell office:value-type="string" calcext:value-type="string">
            <text:p>Differing definition: “send leading to throw” (yes) vs "external call may trigger exception within a loop” (no). However, first def (Zeus) does not really describe a weakness.</text:p>
          </table:table-cell>
          <table:table-cell table:number-columns-repeated="1017"/>
        </table:table-row>
        <table:table-row table:style-name="ro9">
          <table:table-cell office:value-type="float" office:value="113" calcext:value-type="float">
            <text:p>113</text:p>
          </table:table-cell>
          <table:table-cell table:style-name="ce4" office:value-type="string" calcext:value-type="string">
            <text:p>Zeus/0816_Code_18_0xcd6608b1291d4307652592c29bff7d51f1ad83d</text:p>
          </table:table-cell>
          <table:table-cell/>
          <table:table-cell table:style-name="ce4" office:value-type="string" calcext:value-type="string">
            <text:p>CodeSmells/0xcd6608b1291d4307652592c29bff7d51f1ad83d7</text:p>
          </table:table-cell>
          <table:table-cell table:number-columns-repeated="2"/>
          <table:table-cell office:value-type="string" calcext:value-type="string">
            <text:p>Differing definition: “send leading to throw” (yes) vs "external call may trigger exception within a loop” (no). However, first def (Zeus) does not really describe a weakness.</text:p>
          </table:table-cell>
          <table:table-cell table:number-columns-repeated="1017"/>
        </table:table-row>
        <table:table-row table:style-name="ro9">
          <table:table-cell office:value-type="float" office:value="113" calcext:value-type="float">
            <text:p>113</text:p>
          </table:table-cell>
          <table:table-cell table:style-name="ce4" office:value-type="string" calcext:value-type="string">
            <text:p>Zeus/1126_Code_1_0x755cdba6ae4f479f7164792b318b2a06c759833</text:p>
          </table:table-cell>
          <table:table-cell/>
          <table:table-cell table:style-name="ce4" office:value-type="string" calcext:value-type="string">
            <text:p>CodeSmells/0x755cdba6ae4f479f7164792b318b2a06c759833b</text:p>
          </table:table-cell>
          <table:table-cell table:number-columns-repeated="2"/>
          <table:table-cell office:value-type="string" calcext:value-type="string">
            <text:p>Differing definition: “send leading to throw” (yes) vs "external call may trigger exception within a loop” (no). However, first def (Zeus) does not really describe a weakness.</text:p>
          </table:table-cell>
          <table:table-cell table:number-columns-repeated="1017"/>
        </table:table-row>
        <table:table-row table:style-name="ro9">
          <table:table-cell office:value-type="float" office:value="113" calcext:value-type="float">
            <text:p>113</text:p>
          </table:table-cell>
          <table:table-cell table:style-name="ce4" office:value-type="string" calcext:value-type="string">
            <text:p>Zeus/1217_Code_30_0xf1101db4c9dd26bdace9bC7E30393F80c7b5e6C6</text:p>
          </table:table-cell>
          <table:table-cell/>
          <table:table-cell table:style-name="ce4" office:value-type="string" calcext:value-type="string">
            <text:p>NPChecker/0xf1101db4c9dd26bdace9bc7e30393f80c7b5e6c6</text:p>
          </table:table-cell>
          <table:table-cell table:number-columns-repeated="2"/>
          <table:table-cell office:value-type="string" calcext:value-type="string">
            <text:p>Differing definition: “send leading to throw” (yes) vs "external call may trigger exception within a loop” (no). However, first def (Zeus) does not really describe a weakness.</text:p>
          </table:table-cell>
          <table:table-cell table:number-columns-repeated="1017"/>
        </table:table-row>
        <table:table-row table:style-name="ro9">
          <table:table-cell office:value-type="float" office:value="113" calcext:value-type="float">
            <text:p>113</text:p>
          </table:table-cell>
          <table:table-cell table:style-name="ce4" office:value-type="string" calcext:value-type="string">
            <text:p>Zeus/1230_Code_10_0x9ae98746EB8a0aeEe5fF2b6B15875313a986f103</text:p>
          </table:table-cell>
          <table:table-cell/>
          <table:table-cell table:style-name="ce4" office:value-type="string" calcext:value-type="string">
            <text:p>CodeSmells/0x9ae98746eb8a0aeee5ff2b6b15875313a986f103</text:p>
          </table:table-cell>
          <table:table-cell table:number-columns-repeated="2"/>
          <table:table-cell office:value-type="string" calcext:value-type="string">
            <text:p>Differing definition: “send leading to throw” (yes) vs "external call may trigger exception within a loop” (no). However, first def (Zeus) does not really describe a weakness.</text:p>
          </table:table-cell>
          <table:table-cell table:number-columns-repeated="1017"/>
        </table:table-row>
        <table:table-row table:style-name="ro9">
          <table:table-cell office:value-type="float" office:value="113" calcext:value-type="float">
            <text:p>113</text:p>
          </table:table-cell>
          <table:table-cell table:style-name="ce4" office:value-type="string" calcext:value-type="string">
            <text:p>Zeus/1463_Code_29_0x40ebf2d6e998a76a848c41908733b26e04adffe2</text:p>
          </table:table-cell>
          <table:table-cell/>
          <table:table-cell table:style-name="ce4" office:value-type="string" calcext:value-type="string">
            <text:p>NPChecker/0x40ebf2d6e998a76a848c41908733b26e04adffe2</text:p>
          </table:table-cell>
          <table:table-cell table:number-columns-repeated="2"/>
          <table:table-cell office:value-type="string" calcext:value-type="string">
            <text:p>Differing definition: “send leading to throw” (yes) vs "external call may trigger exception within a loop” (no). However, first def (Zeus) does not really describe a weakness.</text:p>
          </table:table-cell>
          <table:table-cell table:number-columns-repeated="1017"/>
        </table:table-row>
        <table:table-row table:style-name="ro2">
          <table:table-cell office:value-type="float" office:value="114" calcext:value-type="float">
            <text:p>114</text:p>
          </table:table-cell>
          <table:table-cell table:style-name="ce4" office:value-type="string" calcext:value-type="string">
            <text:p>NPChecker/0x08036684d21e7efa3140d1f4e658ed2d654b39c8</text:p>
          </table:table-cell>
          <table:table-cell/>
          <table:table-cell table:style-name="ce14" office:value-type="string" calcext:value-type="string">
            <text:p>Zeus/0756_Code_5_0x2e1cff135ca6bbc0012a01fa246a0a39aeb10d2d</text:p>
          </table:table-cell>
          <table:table-cell table:number-columns-repeated="2"/>
          <table:table-cell office:value-type="string" calcext:value-type="string">
            <text:p>Calls send Ether, which is recorded. The call that first reaches max_goal, leads further calls to revert.</text:p>
          </table:table-cell>
          <table:table-cell table:number-columns-repeated="1017"/>
        </table:table-row>
        <table:table-row table:style-name="ro2">
          <table:table-cell office:value-type="float" office:value="114" calcext:value-type="float">
            <text:p>114</text:p>
          </table:table-cell>
          <table:table-cell table:style-name="ce4" office:value-type="string" calcext:value-type="string">
            <text:p>Zeus/0247_Code_24_0xAF6D36e6A376CDa44a5Ce9280507e5E24132C143</text:p>
          </table:table-cell>
          <table:table-cell/>
          <table:table-cell table:style-name="ce14" office:value-type="string" calcext:value-type="string">
            <text:p>NPChecker/0xaf6d36e6a376cda44a5ce9280507e5e24132c143</text:p>
          </table:table-cell>
          <table:table-cell table:number-columns-repeated="2"/>
          <table:table-cell office:value-type="string" calcext:value-type="string">
            <text:p>TOD between convertGreyGreen() and setGreyGreenPrice()</text:p>
          </table:table-cell>
          <table:table-cell table:number-columns-repeated="1017"/>
        </table:table-row>
        <table:table-row table:style-name="ro2">
          <table:table-cell office:value-type="float" office:value="114" calcext:value-type="float">
            <text:p>114</text:p>
          </table:table-cell>
          <table:table-cell table:style-name="ce4" office:value-type="string" calcext:value-type="string">
            <text:p>Zeus/0611_Code_36_0xc5912c5AA88D7c947C9510b3c8D76543C72Ed98c</text:p>
          </table:table-cell>
          <table:table-cell/>
          <table:table-cell table:style-name="ce14" office:value-type="string" calcext:value-type="string">
            <text:p>EthRacer/0xc5912c5aa88d7c947c9510b3c8d76543c72ed98c</text:p>
          </table:table-cell>
          <table:table-cell table:number-columns-repeated="2"/>
          <table:table-cell office:value-type="string" calcext:value-type="string">
            <text:p>order of TimeDeposit() calls determines the owner (msg.sender of last call is owner)</text:p>
          </table:table-cell>
          <table:table-cell table:number-columns-repeated="1017"/>
        </table:table-row>
        <table:table-row table:style-name="ro3">
          <table:table-cell office:value-type="float" office:value="114" calcext:value-type="float">
            <text:p>114</text:p>
          </table:table-cell>
          <table:table-cell table:style-name="ce4" office:value-type="string" calcext:value-type="string">
            <text:p>Zeus/0755_Code__0x6e01ee36b522a824609b7f7dfb5e4aa8fbb4893</text:p>
          </table:table-cell>
          <table:table-cell/>
          <table:table-cell table:style-name="ce14" office:value-type="string" calcext:value-type="string">
            <text:p>EthRacer/0x6e01ee36b522a824609b7f7dfb5e4aa8fbb48934</text:p>
          </table:table-cell>
          <table:table-cell table:number-columns-repeated="2"/>
          <table:table-cell office:value-type="string" calcext:value-type="string">
            <text:p>Token-Contract with TOD regarding approve/transfer</text:p>
          </table:table-cell>
          <table:table-cell table:number-columns-repeated="1017"/>
        </table:table-row>
        <table:table-row table:style-name="ro10">
          <table:table-cell office:value-type="float" office:value="120" calcext:value-type="float">
            <text:p>120</text:p>
          </table:table-cell>
          <table:table-cell table:style-name="ce14" office:value-type="string" calcext:value-type="string">
            <text:p>ContractFuzzer/ChainSensitive-numberdependency</text:p>
          </table:table-cell>
          <table:table-cell/>
          <table:table-cell table:style-name="ce4" office:value-type="string" calcext:value-type="string">
            <text:p>Zeus/0037_Code_30_0xe7f4f5abba4a0ae18eaa31796876d137e19b93ad</text:p>
          </table:table-cell>
          <table:table-cell table:number-columns-repeated="2"/>
          <table:table-cell office:value-type="string" calcext:value-type="string">
            <text:p>ContractFuzzer: block.number is used <text:s/>for a critical operation (no); Zeus: block infos influences send/call (no)</text:p>
          </table:table-cell>
          <table:table-cell table:number-columns-repeated="1017"/>
        </table:table-row>
        <table:table-row table:style-name="ro10">
          <table:table-cell office:value-type="float" office:value="120" calcext:value-type="float">
            <text:p>120</text:p>
          </table:table-cell>
          <table:table-cell table:style-name="ce14" office:value-type="string" calcext:value-type="string">
            <text:p>ContractFuzzer/FipsNotary-numberdependency</text:p>
          </table:table-cell>
          <table:table-cell/>
          <table:table-cell table:style-name="ce4" office:value-type="string" calcext:value-type="string">
            <text:p>Zeus/0744_Code_20_0x06194c50a5a85bb1fee0e73877eefdef64466514</text:p>
          </table:table-cell>
          <table:table-cell table:number-columns-repeated="2"/>
          <table:table-cell office:value-type="string" calcext:value-type="string">
            <text:p>ContractFuzzer: block.number is used <text:s/>for a critical operation (no); Zeus: block infos influences send/call (no)</text:p>
          </table:table-cell>
          <table:table-cell table:number-columns-repeated="1017"/>
        </table:table-row>
        <table:table-row table:style-name="ro10">
          <table:table-cell office:value-type="float" office:value="120" calcext:value-type="float">
            <text:p>120</text:p>
          </table:table-cell>
          <table:table-cell table:style-name="ce14" office:value-type="string" calcext:value-type="string">
            <text:p>ContractFuzzer/HashToken-numberdependency</text:p>
          </table:table-cell>
          <table:table-cell/>
          <table:table-cell table:style-name="ce4" office:value-type="string" calcext:value-type="string">
            <text:p>Zeus/0324_Code_33_0xe5544a2a5fa9b175da60d8eec67add5582bb31b0</text:p>
          </table:table-cell>
          <table:table-cell table:number-columns-repeated="2"/>
          <table:table-cell office:value-type="string" calcext:value-type="string">
            <text:p>ContractFuzzer: block.number is used <text:s/>for a critical operation (no); Zeus: block infos influences send/call (no)</text:p>
          </table:table-cell>
          <table:table-cell table:number-columns-repeated="1017"/>
        </table:table-row>
        <table:table-row table:style-name="ro8">
          <table:table-cell office:value-type="float" office:value="120" calcext:value-type="float">
            <text:p>120</text:p>
          </table:table-cell>
          <table:table-cell table:style-name="ce14" office:value-type="string" calcext:value-type="string">
            <text:p>ContractFuzzer/MarketPrice-numberdependency</text:p>
          </table:table-cell>
          <table:table-cell/>
          <table:table-cell table:style-name="ce4" office:value-type="string" calcext:value-type="string">
            <text:p>NPChecker/0x2138ffe292fd0953f7fe2569111246e4de9ff1dc</text:p>
          </table:table-cell>
          <table:table-cell table:number-columns-repeated="2"/>
          <table:table-cell office:value-type="string" calcext:value-type="string">
            <text:p>ContractFuzzer: block.number is used <text:s/>for a critical operation (no); NPchecker’s definition is so vague that it is unclear why it says no (maybe because no funds involved).</text:p>
          </table:table-cell>
          <table:table-cell table:number-columns-repeated="1017"/>
        </table:table-row>
        <table:table-row table:style-name="ro2">
          <table:table-cell office:value-type="float" office:value="120" calcext:value-type="float">
            <text:p>120</text:p>
          </table:table-cell>
          <table:table-cell table:style-name="ce4" office:value-type="string" calcext:value-type="string">
            <text:p>Zeus/0247_Code_24_0xAF6D36e6A376CDa44a5Ce9280507e5E24132C143</text:p>
          </table:table-cell>
          <table:table-cell/>
          <table:table-cell table:style-name="ce14" office:value-type="string" calcext:value-type="string">
            <text:p>NPChecker/0xaf6d36e6a376cda44a5ce9280507e5e24132c143</text:p>
          </table:table-cell>
          <table:table-cell table:number-columns-repeated="2"/>
          <table:table-cell office:value-type="string" calcext:value-type="string">
            <text:p>Payouts depend on the value of “now”.</text:p>
          </table:table-cell>
          <table:table-cell table:number-columns-repeated="1017"/>
        </table:table-row>
        <table:table-row table:style-name="ro3">
          <table:table-cell office:value-type="float" office:value="120" calcext:value-type="float">
            <text:p>120</text:p>
          </table:table-cell>
          <table:table-cell table:style-name="ce4" office:value-type="string" calcext:value-type="string">
            <text:p>Zeus/0272_Code_5a5eff38da95b0d58b6c616f2699168b480953c9</text:p>
          </table:table-cell>
          <table:table-cell/>
          <table:table-cell table:style-name="ce14" office:value-type="string" calcext:value-type="string">
            <text:p>CodeSmells/0x5a5eff38da95b0d58b6c616f2699168b480953c9</text:p>
          </table:table-cell>
          <table:table-cell table:number-columns-repeated="2"/>
          <table:table-cell office:value-type="string" calcext:value-type="string">
            <text:p>Payouts depend on the value of “now”.</text:p>
          </table:table-cell>
          <table:table-cell table:number-columns-repeated="1017"/>
        </table:table-row>
        <table:table-row table:style-name="ro3">
          <table:table-cell office:value-type="float" office:value="120" calcext:value-type="float">
            <text:p>120</text:p>
          </table:table-cell>
          <table:table-cell table:style-name="ce4" office:value-type="string" calcext:value-type="string">
            <text:p>Zeus/0453_Code_ba69e7c96e9541863f009e713caf26d4ad2241a0</text:p>
          </table:table-cell>
          <table:table-cell/>
          <table:table-cell table:style-name="ce14" office:value-type="string" calcext:value-type="string">
            <text:p>CodeSmells/0xba69e7c96e9541863f009e713caf26d4ad2241a0</text:p>
          </table:table-cell>
          <table:table-cell table:number-columns-repeated="2"/>
          <table:table-cell office:value-type="string" calcext:value-type="string">
            <text:p>Payouts depend on the value of “now”.</text:p>
          </table:table-cell>
          <table:table-cell table:number-columns-repeated="1017"/>
        </table:table-row>
        <table:table-row table:style-name="ro2">
          <table:table-cell office:value-type="float" office:value="120" calcext:value-type="float">
            <text:p>120</text:p>
          </table:table-cell>
          <table:table-cell table:style-name="ce4" office:value-type="string" calcext:value-type="string">
            <text:p>Zeus/1023_Code_156_0x446d1696a5527018453cda3d67aa4c2cd189b9f</text:p>
          </table:table-cell>
          <table:table-cell/>
          <table:table-cell table:style-name="ce14" office:value-type="string" calcext:value-type="string">
            <text:p>CodeSmells/0x446d1696a5527018453cda3d67aa4c2cd189b9f6</text:p>
          </table:table-cell>
          <table:table-cell table:number-columns-repeated="2"/>
          <table:table-cell office:value-type="string" calcext:value-type="string">
            <text:p>Payouts depend on the value of “now”.</text:p>
          </table:table-cell>
          <table:table-cell table:number-columns-repeated="1017"/>
        </table:table-row>
        <table:table-row table:style-name="ro2">
          <table:table-cell office:value-type="float" office:value="120" calcext:value-type="float">
            <text:p>120</text:p>
          </table:table-cell>
          <table:table-cell table:style-name="ce4" office:value-type="string" calcext:value-type="string">
            <text:p>Zeus/1027_Code_17_0x32bacc8b241fb172fee18bda32527126c6f3c5f7</text:p>
          </table:table-cell>
          <table:table-cell/>
          <table:table-cell table:style-name="ce14" office:value-type="string" calcext:value-type="string">
            <text:p>CodeSmells/0x32bacc8b241fb172fee18bda32527126c6f3c5f7</text:p>
          </table:table-cell>
          <table:table-cell table:number-columns-repeated="2"/>
          <table:table-cell office:value-type="string" calcext:value-type="string">
            <text:p>Payouts depend on the value of “now”.</text:p>
          </table:table-cell>
          <table:table-cell table:number-columns-repeated="1017"/>
        </table:table-row>
        <table:table-row table:style-name="ro2">
          <table:table-cell office:value-type="float" office:value="120" calcext:value-type="float">
            <text:p>120</text:p>
          </table:table-cell>
          <table:table-cell table:style-name="ce4" office:value-type="string" calcext:value-type="string">
            <text:p>Zeus/1054_Code_35_0x50f54ed2cafd4b7245e60557a6b56d9ac9193025</text:p>
          </table:table-cell>
          <table:table-cell/>
          <table:table-cell table:style-name="ce14" office:value-type="string" calcext:value-type="string">
            <text:p>CodeSmells/0xda4a4626d3e16e094de3225a751aab7128e96526</text:p>
          </table:table-cell>
          <table:table-cell table:style-name="ce14" office:value-type="string" calcext:value-type="string">
            <text:p>NPChecker/0x253137971b86074021334fb5b7e03ebf2545ead3</text:p>
          </table:table-cell>
          <table:table-cell/>
          <table:table-cell office:value-type="string" calcext:value-type="string">
            <text:p>Payouts depend on the value of “now”.</text:p>
          </table:table-cell>
          <table:table-cell table:number-columns-repeated="1017"/>
        </table:table-row>
        <table:table-row table:style-name="ro3">
          <table:table-cell office:value-type="float" office:value="120" calcext:value-type="float">
            <text:p>120</text:p>
          </table:table-cell>
          <table:table-cell table:style-name="ce4" office:value-type="string" calcext:value-type="string">
            <text:p>Zeus/1093_Code_1_0xbf35faa9c265baf50c9cff8c389c363b0575327</text:p>
          </table:table-cell>
          <table:table-cell/>
          <table:table-cell table:style-name="ce14" office:value-type="string" calcext:value-type="string">
            <text:p>CodeSmells/0xbf35faa9c265baf50c9cff8c389c363b05753275</text:p>
          </table:table-cell>
          <table:table-cell table:number-columns-repeated="2"/>
          <table:table-cell office:value-type="string" calcext:value-type="string">
            <text:p>Payouts depend on the value of “now”.</text:p>
          </table:table-cell>
          <table:table-cell table:number-columns-repeated="1017"/>
        </table:table-row>
        <table:table-row table:style-name="ro2">
          <table:table-cell office:value-type="float" office:value="120" calcext:value-type="float">
            <text:p>120</text:p>
          </table:table-cell>
          <table:table-cell table:style-name="ce4" office:value-type="string" calcext:value-type="string">
            <text:p>Zeus/1111_Code_1170_0x2b534780e30d87a299ec8ce8e5b4ca62f25a395</text:p>
          </table:table-cell>
          <table:table-cell/>
          <table:table-cell table:style-name="ce14" office:value-type="string" calcext:value-type="string">
            <text:p>CodeSmells/0xab7c74abc0c4d48d1bdad5dcb26153fc8780f83e</text:p>
          </table:table-cell>
          <table:table-cell table:number-columns-repeated="2"/>
          <table:table-cell office:value-type="string" calcext:value-type="string">
            <text:p>Payouts depend on the value of “now”.</text:p>
          </table:table-cell>
          <table:table-cell table:number-columns-repeated="1017"/>
        </table:table-row>
        <table:table-row table:style-name="ro4">
          <table:table-cell office:value-type="float" office:value="997" calcext:value-type="float">
            <text:p>997</text:p>
          </table:table-cell>
          <table:table-cell table:style-name="ce4" office:value-type="string" calcext:value-type="string">
            <text:p>ContractFuzzer/LOVEFoundation-freezing_ether</text:p>
          </table:table-cell>
          <table:table-cell/>
          <table:table-cell table:style-name="ce14" office:value-type="string" calcext:value-type="string">
            <text:p>CodeSmells/0x8eee81d817c9548615d69c485074b55df487ab95</text:p>
          </table:table-cell>
          <table:table-cell table:number-columns-repeated="2"/>
          <table:table-cell table:style-name="ce18" office:value-type="string" calcext:value-type="string">
            <text:p>contract is greedy (accepts payment, but has no payout function)</text:p>
          </table:table-cell>
          <table:table-cell table:number-columns-repeated="1017"/>
        </table:table-row>
        <table:table-row table:style-name="ro11">
          <table:table-cell office:value-type="float" office:value="997" calcext:value-type="float">
            <text:p>997</text:p>
          </table:table-cell>
          <table:table-cell table:style-name="ce4" office:value-type="string" calcext:value-type="string">
            <text:p>ContractFuzzer/TokenEventLib-freezing_ether</text:p>
          </table:table-cell>
          <table:table-cell/>
          <table:table-cell table:style-name="ce14" office:value-type="string" calcext:value-type="string">
            <text:p>CodeSmells/0xee4e09a72c5f8d60ce09b4b90dd1ee680fc375fe</text:p>
          </table:table-cell>
          <table:table-cell table:number-columns-repeated="2"/>
          <table:table-cell table:style-name="ce18" office:value-type="string" calcext:value-type="string">
            <text:p>If the judgement is about the code deployed at the given address, then the contract locks Ether: Solidity source was compiled with 0.4.4, hence the functions accept Ether, but cannot pay out. Starting with 0.4.20 (pragma in source is ^0.4.0), however, the code can only be called via delegatecall, hence does not accept Ether anymore.</text:p>
          </table:table-cell>
          <table:table-cell table:number-columns-repeated="1017"/>
        </table:table-row>
        <table:table-row table:style-name="ro1" table:number-rows-repeated="10483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31T16:07:54.426017114</dc:date>
    <meta:editing-duration>PT37M45S</meta:editing-duration>
    <meta:editing-cycles>5</meta:editing-cycles>
    <meta:generator>LibreOffice/7.3.7.2$Linux_X86_64 LibreOffice_project/30$Build-2</meta:generator>
    <meta:document-statistic meta:table-count="1" meta:cell-count="909" meta:object-count="0"/>
  </office:meta>
</office:document-meta>
</file>